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.775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1.60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6097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4.442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9.034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8.783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8.2868in" table:align="left"/>
    </style:style>
    <style:style style:name="Table4.A" style:family="table-column">
      <style:table-column-properties style:column-width="0.334in"/>
    </style:style>
    <style:style style:name="Table4.B" style:family="table-column">
      <style:table-column-properties style:column-width="7.952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9.1181in" table:align="left"/>
    </style:style>
    <style:style style:name="Table5.A" style:family="table-column">
      <style:table-column-properties style:column-width="0.334in"/>
    </style:style>
    <style:style style:name="Table5.B" style:family="table-column">
      <style:table-column-properties style:column-width="8.78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2681in" table:align="margins"/>
    </style:style>
    <style:style style:name="Table6.A" style:family="table-column">
      <style:table-column-properties style:column-width="2.4229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none" fo:border-top="0.05pt solid #000000" fo:border-bottom="0.05pt solid #000000"/>
    </style:style>
    <style:style style:name="Table6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.A2" style:family="table-cell">
      <style:table-cell-properties fo:padding="0.0382in" fo:border-left="0.05pt solid #000000" fo:border-right="none" fo:border-top="0.05pt solid #000000" fo:border-bottom="none"/>
    </style:style>
    <style:style style:name="Table6.B2" style:family="table-cell">
      <style:table-cell-properties fo:padding="0.0382in" fo:border-left="none" fo:border-right="none" fo:border-top="0.05pt solid #000000" fo:border-bottom="none"/>
    </style:style>
    <style:style style:name="Table6.C2" style:family="table-cell">
      <style:table-cell-properties fo:padding="0.0382in" fo:border-left="none" fo:border-right="0.05pt solid #000000" fo:border-top="0.05pt solid #000000" fo:border-bottom="none"/>
    </style:style>
    <style:style style:name="Table6.A3" style:family="table-cell">
      <style:table-cell-properties fo:padding="0.0382in" fo:border-left="0.05pt solid #000000" fo:border-right="none" fo:border-top="none" fo:border-bottom="none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-left="none" fo:border-right="0.05pt solid #000000" fo:border-top="none" fo:border-bottom="none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none" fo:border-right="none" fo:border-top="none" fo:border-bottom="0.05pt solid #000000"/>
    </style:style>
    <style:style style:name="Table6.C5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Preformatted_20_Text">
      <style:text-properties fo:color="#008000" fo:font-size="8pt" fo:font-weight="bold" style:font-size-asian="8pt" style:font-size-complex="8pt"/>
    </style:style>
    <style:style style:name="P3" style:family="paragraph" style:parent-style-name="Preformatted_20_Text">
      <style:text-properties fo:color="#408080" fo:font-size="8pt" fo:font-style="italic" style:font-size-asian="8pt" style:font-size-complex="8pt"/>
    </style:style>
    <style:style style:name="P4" style:family="paragraph" style:parent-style-name="Preformatted_20_Text">
      <style:text-properties fo:font-size="8pt" style:font-size-asian="8pt" style:font-size-complex="8pt"/>
    </style:style>
    <style:style style:name="P5" style:family="paragraph" style:parent-style-name="Preformatted_20_Text">
      <style:paragraph-properties fo:margin-top="0in" fo:margin-bottom="0.1965in"/>
      <style:text-properties fo:color="#408080" fo:font-size="8pt" fo:font-style="italic" style:font-size-asian="8pt" style:font-size-complex="8pt"/>
    </style:style>
    <style:style style:name="P6" style:family="paragraph" style:parent-style-name="Preformatted_20_Text">
      <style:paragraph-properties fo:margin-top="0in" fo:margin-bottom="0.1965in"/>
      <style:text-properties fo:font-size="8pt" style:font-size-asian="8pt" style:font-size-complex="8pt"/>
    </style:style>
    <style:style style:name="P7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6pt" fo:letter-spacing="normal" fo:font-style="normal" style:font-size-asian="16pt" style:font-size-complex="16pt"/>
    </style:style>
    <style:style style:name="P8" style:family="paragraph" style:parent-style-name="Heading_20_2">
      <style:paragraph-properties fo:break-before="page"/>
      <style:text-properties fo:font-variant="normal" fo:text-transform="none" fo:color="#000000" style:font-name="Times New Roman1" fo:font-size="16pt" fo:letter-spacing="normal" fo:font-style="normal" style:font-size-asian="16pt" style:font-size-complex="16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fo:color="#008000" fo:font-weight="bold"/>
    </style:style>
    <style:style style:name="T2" style:family="text">
      <style:text-properties fo:color="#0000ff"/>
    </style:style>
    <style:style style:name="T3" style:family="text">
      <style:text-properties fo:color="#0000ff" fo:font-weight="bold"/>
    </style:style>
    <style:style style:name="T4" style:family="text">
      <style:text-properties fo:color="#b00040"/>
    </style:style>
    <style:style style:name="T5" style:family="text">
      <style:text-properties fo:color="#aa22ff" fo:font-weight="bold"/>
    </style:style>
    <style:style style:name="T6" style:family="text">
      <style:text-properties fo:color="#666666"/>
    </style:style>
    <style:style style:name="T7" style:family="text">
      <style:text-properties fo:color="#ba2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Algoritmos 1</text:p>
      <text:p text:style-name="P13">Primer cuatrimestre 2012</text:p>
      <text:p text:style-name="P12"/>
      <text:p text:style-name="P12">Departamento de Computación</text:p>
      <text:p text:style-name="P12">Facultad de Ciencias Exactas y Naturales</text:p>
      <text:p text:style-name="P12">Universidad de Buenos Aires</text:p>
      <text:p text:style-name="P12"/>
      <text:p text:style-name="P12"/>
      <text:p text:style-name="P12"/>
      <text:p text:style-name="P11">TP Funcional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Grupo 10</text:p>
      <text:p text:style-name="Text_20_body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Integrante</text:p>
          </table:table-cell>
          <table:table-cell table:style-name="Table6.B1" office:value-type="string">
            <text:p text:style-name="P1">LU</text:p>
          </table:table-cell>
          <table:table-cell table:style-name="Table6.C1" office:value-type="string">
            <text:p text:style-name="Table_20_Contents">Correo electrónico</text:p>
          </table:table-cell>
        </table:table-row>
        <table:table-row>
          <table:table-cell table:style-name="Table6.A2" office:value-type="string">
            <text:p text:style-name="Table_20_Contents">Gastón de Orta</text:p>
          </table:table-cell>
          <table:table-cell table:style-name="Table6.B2" office:value-type="string">
            <text:p text:style-name="P1">244/11</text:p>
          </table:table-cell>
          <table:table-cell table:style-name="Table6.C2" office:value-type="string">
            <text:p text:style-name="Table_20_Contents">gaston.deorta@hotmail.com</text:p>
          </table:table-cell>
        </table:table-row>
        <table:table-row>
          <table:table-cell table:style-name="Table6.A3" office:value-type="string">
            <text:p text:style-name="Table_20_Contents">Leandro Lovisolo</text:p>
          </table:table-cell>
          <table:table-cell table:style-name="Table6.B3" office:value-type="string">
            <text:p text:style-name="P1">645/11</text:p>
          </table:table-cell>
          <table:table-cell table:style-name="Table6.C3" office:value-type="string">
            <text:p text:style-name="Table_20_Contents">leandro@leandro.me</text:p>
          </table:table-cell>
        </table:table-row>
        <table:table-row>
          <table:table-cell table:style-name="Table6.A3" office:value-type="string">
            <text:p text:style-name="Table_20_Contents">María Candela Capra Coarasa</text:p>
          </table:table-cell>
          <table:table-cell table:style-name="Table6.B3" office:value-type="string">
            <text:p text:style-name="P1">234/11</text:p>
          </table:table-cell>
          <table:table-cell table:style-name="Table6.C3" office:value-type="string">
            <text:p text:style-name="Table_20_Contents">canduh_27@hotmail.com</text:p>
          </table:table-cell>
        </table:table-row>
        <table:table-row>
          <table:table-cell table:style-name="Table6.A5" office:value-type="string">
            <text:p text:style-name="Table_20_Contents">Lautaro Jose Petaccio</text:p>
          </table:table-cell>
          <table:table-cell table:style-name="Table6.B5" office:value-type="string">
            <text:p text:style-name="P1">443/11</text:p>
          </table:table-cell>
          <table:table-cell table:style-name="Table6.C5" office:value-type="string">
            <text:p text:style-name="Table_20_Contents">lausuper@gmail.com</text:p>
          </table:table-cell>
        </table:table-row>
      </table:table>
      <text:p text:style-name="Text_20_body"/>
      <text:h text:style-name="P8" text:outline-level="2">Módulo TPF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</text:p>
            <text:p text:style-name="P4">2</text:p>
            <text:p text:style-name="P4">3</text:p>
            <text:p text:style-name="P4">4</text:p>
            <text:p text:style-name="P4">5</text:p>
            <text:p text:style-name="P6">6</text:p>
          </table:table-cell>
          <table:table-cell table:style-name="Table1.A1" office:value-type="string">
            <text:p text:style-name="P4"><text:span text:style-name="T1">module</text:span> <text:span text:style-name="T3">TPF</text:span> <text:span text:style-name="T1">where</text:span></text:p>
            <text:p text:style-name="P4"/>
            <text:p text:style-name="P4"><text:span text:style-name="T1">import</text:span> <text:span text:style-name="T3">Tipos</text:span></text:p>
            <text:p text:style-name="P4"><text:span text:style-name="T1">import</text:span> <text:span text:style-name="T3">Atleta</text:span></text:p>
            <text:p text:style-name="P4"><text:span text:style-name="T1">import</text:span> <text:span text:style-name="T3">Competencia</text:span></text:p>
            <text:p text:style-name="P6"><text:span text:style-name="T1">import</text:span> <text:span text:style-name="T3">JJOO</text:span></text:p>
          </table:table-cell>
        </table:table-row>
      </table:table>
      <text:h text:style-name="P7" text:outline-level="2">Módulo Tipo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1</text:p>
            <text:p text:style-name="P4">2</text:p>
            <text:p text:style-name="P4">3</text:p>
            <text:p text:style-name="P4">4</text:p>
            <text:p text:style-name="P4">5</text:p>
            <text:p text:style-name="P4">6</text:p>
            <text:p text:style-name="P6">7</text:p>
          </table:table-cell>
          <table:table-cell table:style-name="Table2.A1" office:value-type="string">
            <text:p text:style-name="P4"><text:span text:style-name="T1">module</text:span> <text:span text:style-name="T3">Tipos</text:span> <text:span text:style-name="T1">where</text:span></text:p>
            <text:p text:style-name="P4"/>
            <text:p text:style-name="P4"><text:span text:style-name="T1">type</text:span> <text:span text:style-name="T4">Deporte</text:span> <text:span text:style-name="T5">=</text:span> <text:span text:style-name="T4">String</text:span></text:p>
            <text:p text:style-name="P4"><text:span text:style-name="T1">type</text:span> <text:span text:style-name="T4">Pais</text:span> <text:span text:style-name="T5">=</text:span> <text:span text:style-name="T4">String</text:span></text:p>
            <text:p text:style-name="P4"><text:span text:style-name="T1">type</text:span> <text:span text:style-name="T4">Categoria</text:span> <text:span text:style-name="T5">=</text:span> (<text:span text:style-name="T4">Deporte</text:span>, <text:span text:style-name="T4">Sexo</text:span>)</text:p>
            <text:p text:style-name="P4"/>
            <text:p text:style-name="P6"><text:span text:style-name="T1">data</text:span> <text:span text:style-name="T4">Sexo</text:span> <text:span text:style-name="T5">=</text:span> <text:span text:style-name="T4">Femenino</text:span> <text:span text:style-name="T6">|</text:span> <text:span text:style-name="T4">Masculino</text:span> <text:span text:style-name="T1">deriving</text:span> (<text:span text:style-name="T4">Show</text:span>, <text:span text:style-name="T4">Eq</text:span>)</text:p>
          </table:table-cell>
        </table:table-row>
      </table:table>
      <text:h text:style-name="P7" text:outline-level="2">Módulo Atleta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/>1</text:p>
            <text:p text:style-name="P4"><text:s/>2</text:p>
            <text:p text:style-name="P4"><text:s/>3</text:p>
            <text:p text:style-name="P4"><text:s/>4</text:p>
            <text:p text:style-name="P4"><text:s/>5</text:p>
            <text:p text:style-name="P4"><text:s/>6</text:p>
            <text:p text:style-name="P4"><text:s/>7</text:p>
            <text:p text:style-name="P4"><text:s/>8</text:p>
            <text:p text:style-name="P4"><text:s/>9</text:p>
            <text:p text:style-name="P4">10</text:p>
            <text:p text:style-name="P4">11</text:p>
            <text:p text:style-name="P4">12</text:p>
            <text:p text:style-name="P4">13</text:p>
            <text:p text:style-name="P4">14</text:p>
            <text:p text:style-name="P4">15</text:p>
            <text:p text:style-name="P4">16</text:p>
            <text:p text:style-name="P4">17</text:p>
            <text:p text:style-name="P4">18</text:p>
            <text:p text:style-name="P4">19</text:p>
            <text:p text:style-name="P4">20</text:p>
            <text:p text:style-name="P4">21</text:p>
            <text:p text:style-name="P4">22</text:p>
            <text:p text:style-name="P4">23</text:p>
            <text:p text:style-name="P4">24</text:p>
            <text:p text:style-name="P4">25</text:p>
            <text:p text:style-name="P4">26</text:p>
            <text:p text:style-name="P4">27</text:p>
            <text:p text:style-name="P4">28</text:p>
            <text:p text:style-name="P4">29</text:p>
            <text:p text:style-name="P4">30</text:p>
            <text:p text:style-name="P4">31</text:p>
            <text:p text:style-name="P4">32</text:p>
            <text:p text:style-name="P4">33</text:p>
            <text:p text:style-name="P4">34</text:p>
            <text:p text:style-name="P4">35</text:p>
            <text:p text:style-name="P4">36</text:p>
            <text:p text:style-name="P4">37</text:p>
            <text:p text:style-name="P4">38</text:p>
            <text:p text:style-name="P4">39</text:p>
            <text:p text:style-name="P4">40</text:p>
            <text:p text:style-name="P4">41</text:p>
            <text:p text:style-name="P4">42</text:p>
            <text:p text:style-name="P4">43</text:p>
            <text:p text:style-name="P4">44</text:p>
            <text:p text:style-name="P4">45</text:p>
            <text:p text:style-name="P4">46</text:p>
            <text:p text:style-name="P4">47</text:p>
            <text:p text:style-name="P4">48</text:p>
            <text:p text:style-name="P4">49</text:p>
            <text:p text:style-name="P4">50</text:p>
            <text:p text:style-name="P4">51</text:p>
            <text:p text:style-name="P4"><text:soft-page-break/>52</text:p>
            <text:p text:style-name="P4">53</text:p>
            <text:p text:style-name="P4">54</text:p>
            <text:p text:style-name="P4">55</text:p>
            <text:p text:style-name="P4">56</text:p>
            <text:p text:style-name="P4">57</text:p>
            <text:p text:style-name="P4">58</text:p>
            <text:p text:style-name="P4">59</text:p>
            <text:p text:style-name="P4">60</text:p>
            <text:p text:style-name="P4">61</text:p>
            <text:p text:style-name="P4">62</text:p>
            <text:p text:style-name="P4">63</text:p>
            <text:p text:style-name="P4">64</text:p>
            <text:p text:style-name="P6">65</text:p>
          </table:table-cell>
          <table:table-cell table:style-name="Table3.A1" office:value-type="string">
            <text:p text:style-name="P4"><text:span text:style-name="T1">module</text:span> <text:span text:style-name="T3">Atleta</text:span> (<text:span text:style-name="T4">Atleta</text:span>, <text:span text:style-name="T2">nuevoA</text:span>, <text:span text:style-name="T2">nombreA</text:span>, <text:span text:style-name="T2">sexoA</text:span>, <text:span text:style-name="T2">anioNacimientoA</text:span>,</text:p>
            <text:p text:style-name="P4"><text:s text:c="15"/><text:span text:style-name="T2">nacionalidadA</text:span>, <text:span text:style-name="T2">ciaNumberA</text:span>, <text:span text:style-name="T2">deportesA</text:span>, <text:span text:style-name="T2">capacidadA</text:span>,</text:p>
            <text:p text:style-name="P4"><text:s text:c="15"/><text:span text:style-name="T2">entrenarDeporteA</text:span>)</text:p>
            <text:p text:style-name="P2">where</text:p>
            <text:p text:style-name="P4"/>
            <text:p text:style-name="P4"><text:span text:style-name="T1">import</text:span> <text:span text:style-name="T3">Tipos</text:span></text:p>
            <text:p text:style-name="P4"/>
            <text:p text:style-name="P4"><text:span text:style-name="T1">data</text:span> <text:span text:style-name="T4">Atleta</text:span> <text:span text:style-name="T5">=</text:span> <text:span text:style-name="T4">A</text:span> <text:span text:style-name="T4">String</text:span> <text:span text:style-name="T4">Sexo</text:span> <text:span text:style-name="T4">Int</text:span> <text:span text:style-name="T4">Pais</text:span> <text:span text:style-name="T4">Int</text:span> [(<text:span text:style-name="T4">Deporte</text:span>, <text:span text:style-name="T4">Int</text:span>)]</text:p>
            <text:p text:style-name="P4"/>
            <text:p text:style-name="P4"><text:span text:style-name="T2">nuevoA</text:span> <text:span text:style-name="T5">::</text:span> <text:span text:style-name="T4">String</text:span> <text:span text:style-name="T5">-&gt;</text:span> <text:span text:style-name="T4">Sexo</text:span> <text:span text:style-name="T5">-&gt;</text:span> <text:span text:style-name="T4">Int</text:span> <text:span text:style-name="T5">-&gt;</text:span> <text:span text:style-name="T4">Pais</text:span> <text:span text:style-name="T5">-&gt;</text:span> <text:span text:style-name="T4">Int</text:span> <text:span text:style-name="T5">-&gt;</text:span> <text:span text:style-name="T4">Atleta</text:span></text:p>
            <text:p text:style-name="P4"><text:span text:style-name="T2">nuevoA</text:span> nom s a nac cia <text:span text:style-name="T5">=</text:span> (<text:span text:style-name="T4">A</text:span> nom s a nac cia <text:span text:style-name="T4">[]</text:span>)</text:p>
            <text:p text:style-name="P4"/>
            <text:p text:style-name="P4"><text:span text:style-name="T2">nombreA</text:span> <text:span text:style-name="T5">::</text:span> <text:span text:style-name="T4">Atleta</text:span> <text:span text:style-name="T5">-&gt;</text:span> <text:span text:style-name="T4">String</text:span></text:p>
            <text:p text:style-name="P4"><text:span text:style-name="T2">nombreA</text:span> (<text:span text:style-name="T4">A</text:span> nombre <text:span text:style-name="T1">_</text:span> <text:span text:style-name="T1">_</text:span> <text:span text:style-name="T1">_</text:span> <text:span text:style-name="T1">_</text:span> <text:span text:style-name="T1">_</text:span>) <text:span text:style-name="T5">=</text:span> nombre</text:p>
            <text:p text:style-name="P4"/>
            <text:p text:style-name="P4"><text:span text:style-name="T2">sexoA</text:span> <text:span text:style-name="T5">::</text:span> <text:span text:style-name="T4">Atleta</text:span> <text:span text:style-name="T5">-&gt;</text:span> <text:span text:style-name="T4">Sexo</text:span></text:p>
            <text:p text:style-name="P4"><text:span text:style-name="T2">sexoA</text:span> (<text:span text:style-name="T4">A</text:span> <text:span text:style-name="T1">_</text:span> sexo <text:span text:style-name="T1">_</text:span> <text:span text:style-name="T1">_</text:span> <text:span text:style-name="T1">_</text:span> <text:span text:style-name="T1">_</text:span>) <text:span text:style-name="T5">=</text:span> sexo</text:p>
            <text:p text:style-name="P4"/>
            <text:p text:style-name="P4"><text:span text:style-name="T2">anioNacimientoA</text:span> <text:span text:style-name="T5">::</text:span> <text:span text:style-name="T4">Atleta</text:span> <text:span text:style-name="T5">-&gt;</text:span> <text:span text:style-name="T4">Int</text:span></text:p>
            <text:p text:style-name="P4"><text:span text:style-name="T2">anioNacimientoA</text:span> (<text:span text:style-name="T4">A</text:span> <text:span text:style-name="T1">_</text:span> <text:span text:style-name="T1">_</text:span> nacimiento <text:span text:style-name="T1">_</text:span> <text:span text:style-name="T1">_</text:span> <text:span text:style-name="T1">_</text:span>) <text:span text:style-name="T5">=</text:span> nacimiento</text:p>
            <text:p text:style-name="P4"/>
            <text:p text:style-name="P4"><text:span text:style-name="T2">nacionalidadA</text:span> <text:span text:style-name="T5">::</text:span> <text:span text:style-name="T4">Atleta</text:span> <text:span text:style-name="T5">-&gt;</text:span> <text:span text:style-name="T4">Pais</text:span></text:p>
            <text:p text:style-name="P4"><text:span text:style-name="T2">nacionalidadA</text:span> (<text:span text:style-name="T4">A</text:span> <text:span text:style-name="T1">_</text:span> <text:span text:style-name="T1">_</text:span> <text:span text:style-name="T1">_</text:span> pais <text:span text:style-name="T1">_</text:span> <text:span text:style-name="T1">_</text:span>) <text:span text:style-name="T5">=</text:span> pais</text:p>
            <text:p text:style-name="P4"/>
            <text:p text:style-name="P4"><text:span text:style-name="T2">ciaNumberA</text:span> <text:span text:style-name="T5">::</text:span> <text:span text:style-name="T4">Atleta</text:span> <text:span text:style-name="T5">-&gt;</text:span> <text:span text:style-name="T4">Int</text:span></text:p>
            <text:p text:style-name="P4"><text:span text:style-name="T2">ciaNumberA</text:span> (<text:span text:style-name="T4">A</text:span> <text:span text:style-name="T1">_</text:span> <text:span text:style-name="T1">_</text:span> <text:span text:style-name="T1">_</text:span> <text:span text:style-name="T1">_</text:span> ciaNumber <text:span text:style-name="T1">_</text:span>) <text:span text:style-name="T5">=</text:span> ciaNumber</text:p>
            <text:p text:style-name="P4"/>
            <text:p text:style-name="P4"><text:span text:style-name="T2">deportesA</text:span> <text:span text:style-name="T5">::</text:span> <text:span text:style-name="T4">Atleta</text:span> <text:span text:style-name="T5">-&gt;</text:span> [<text:span text:style-name="T4">Deporte</text:span>]</text:p>
            <text:p text:style-name="P4"><text:span text:style-name="T2">deportesA</text:span> (<text:span text:style-name="T4">A</text:span> <text:span text:style-name="T1">_</text:span> <text:span text:style-name="T1">_</text:span> <text:span text:style-name="T1">_</text:span> <text:span text:style-name="T1">_</text:span> <text:span text:style-name="T1">_</text:span> <text:span text:style-name="T4">[]</text:span>) <text:span text:style-name="T5">=</text:span> <text:span text:style-name="T4">[]</text:span></text:p>
            <text:p text:style-name="P4"><text:span text:style-name="T2">deportesA</text:span> (<text:span text:style-name="T4">A</text:span> a b c d e (x<text:span text:style-name="T4">:</text:span>xs)) <text:span text:style-name="T5">=</text:span> fst x <text:span text:style-name="T4">:</text:span> deportesA (<text:span text:style-name="T4">A</text:span> a b c d e xs)</text:p>
            <text:p text:style-name="P4"/>
            <text:p text:style-name="P4"/>
            <text:p text:style-name="P4"><text:span text:style-name="T2">capacidadA</text:span> <text:span text:style-name="T5">::</text:span> <text:span text:style-name="T4">Atleta</text:span> <text:span text:style-name="T5">-&gt;</text:span> <text:span text:style-name="T4">Deporte</text:span> <text:span text:style-name="T5">-&gt;</text:span> <text:span text:style-name="T4">Int</text:span></text:p>
            <text:p text:style-name="P4"><text:span text:style-name="T2">capacidadA</text:span> (<text:span text:style-name="T4">A</text:span> <text:span text:style-name="T1">_</text:span> <text:span text:style-name="T1">_</text:span> <text:span text:style-name="T1">_</text:span> <text:span text:style-name="T1">_</text:span> <text:span text:style-name="T1">_</text:span> [x]) <text:span text:style-name="T1">_</text:span> <text:span text:style-name="T5">=</text:span> snd x</text:p>
            <text:p text:style-name="P4"><text:span text:style-name="T2">capacidadA</text:span> (<text:span text:style-name="T4">A</text:span> a b c d e (x<text:span text:style-name="T4">:</text:span>xs)) deporte</text:p>
            <text:p text:style-name="P4"><text:s text:c="4"/><text:span text:style-name="T6">|</text:span> fst x <text:span text:style-name="T6">==</text:span> deporte <text:span text:style-name="T5">=</text:span> snd x</text:p>
            <text:p text:style-name="P4"><text:s text:c="4"/><text:span text:style-name="T6">|</text:span> otherwise <text:span text:style-name="T5">=</text:span> capacidadA (<text:span text:style-name="T4">A</text:span> a b c d e xs) deporte</text:p>
            <text:p text:style-name="P4"/>
            <text:p text:style-name="P4"><text:span text:style-name="T2">auxExisteDeporte</text:span> <text:span text:style-name="T5">::</text:span> [(<text:span text:style-name="T4">Deporte</text:span>, <text:span text:style-name="T4">Int</text:span>)] <text:span text:style-name="T5">-&gt;</text:span> <text:span text:style-name="T4">Deporte</text:span> <text:span text:style-name="T5">-&gt;</text:span> <text:span text:style-name="T4">Bool</text:span></text:p>
            <text:p text:style-name="P4"><text:span text:style-name="T2">auxExisteDeporte</text:span> <text:span text:style-name="T4">[]</text:span> <text:span text:style-name="T1">_</text:span> <text:span text:style-name="T5">=</text:span> <text:span text:style-name="T4">False</text:span></text:p>
            <text:p text:style-name="P4"><text:span text:style-name="T2">auxExisteDeporte</text:span> (x<text:span text:style-name="T4">:</text:span>xs) dep</text:p>
            <text:p text:style-name="P4"><text:s text:c="4"/><text:span text:style-name="T6">|</text:span> (fst x) <text:span text:style-name="T6">==</text:span> dep <text:span text:style-name="T5">=</text:span> <text:span text:style-name="T4">True</text:span></text:p>
            <text:p text:style-name="P4"><text:s text:c="4"/><text:span text:style-name="T6">|</text:span> otherwise <text:span text:style-name="T5">=</text:span> auxExisteDeporte xs dep</text:p>
            <text:p text:style-name="P4"/>
            <text:p text:style-name="P4"><text:span text:style-name="T2">auxModificaCapacidad</text:span> <text:span text:style-name="T5">::</text:span> [(<text:span text:style-name="T4">Deporte</text:span>, <text:span text:style-name="T4">Int</text:span>)] <text:span text:style-name="T5">-&gt;</text:span> <text:span text:style-name="T4">Deporte</text:span> <text:span text:style-name="T5">-&gt;</text:span> <text:span text:style-name="T4">Int</text:span> <text:span text:style-name="T5">-&gt;</text:span> [(<text:span text:style-name="T4">Deporte</text:span>, <text:span text:style-name="T4">Int</text:span>)]</text:p>
            <text:p text:style-name="P4"><text:span text:style-name="T2">auxModificaCapacidad</text:span> <text:span text:style-name="T4">[]</text:span> <text:span text:style-name="T1">_</text:span> <text:span text:style-name="T1">_</text:span> <text:span text:style-name="T5">=</text:span> <text:span text:style-name="T4">[]</text:span></text:p>
            <text:p text:style-name="P4"><text:span text:style-name="T2">auxModificaCapacidad</text:span> (deporte<text:span text:style-name="T4">:</text:span>ldeportes) depAModificar capAModificar</text:p>
            <text:p text:style-name="P4"><text:s text:c="4"/><text:span text:style-name="T6">|</text:span> (fst deporte) <text:span text:style-name="T6">==</text:span> depAModificar <text:span text:style-name="T5">=</text:span></text:p>
            <text:p text:style-name="P4"><text:s text:c="8"/>((fst deporte), capAModificar) <text:span text:style-name="T4">:</text:span> (auxModificaCapacidad ldeportes depAModificar capAModificar)</text:p>
            <text:p text:style-name="P4"><text:s text:c="4"/><text:span text:style-name="T6">|</text:span> otherwise <text:span text:style-name="T5">=</text:span> deporte <text:span text:style-name="T4">:</text:span> (auxModificaCapacidad ldeportes depAModificar capAModificar)</text:p>
            <text:p text:style-name="P4"/>
            <text:p text:style-name="P4"><text:soft-page-break/><text:span text:style-name="T2">auxAgregarDeporte</text:span> <text:span text:style-name="T5">::</text:span> [(<text:span text:style-name="T4">Deporte</text:span>, <text:span text:style-name="T4">Int</text:span>)] <text:span text:style-name="T5">-&gt;</text:span> <text:span text:style-name="T4">Deporte</text:span> <text:span text:style-name="T5">-&gt;</text:span> <text:span text:style-name="T4">Int</text:span> <text:span text:style-name="T5">-&gt;</text:span> [(<text:span text:style-name="T4">Deporte</text:span>, <text:span text:style-name="T4">Int</text:span>)]</text:p>
            <text:p text:style-name="P4"><text:span text:style-name="T2">auxAgregarDeporte</text:span> <text:span text:style-name="T4">[]</text:span> a b <text:span text:style-name="T5">=</text:span> [(a,b)]</text:p>
            <text:p text:style-name="P4"><text:span text:style-name="T2">auxAgregarDeporte</text:span> (x<text:span text:style-name="T4">:</text:span>xs) dep cap</text:p>
            <text:p text:style-name="P4"><text:s text:c="4"/><text:span text:style-name="T6">|</text:span> dep <text:span text:style-name="T6">&lt;=</text:span> fst x <text:span text:style-name="T5">=</text:span> (dep,cap)<text:span text:style-name="T4">:</text:span> (x<text:span text:style-name="T4">:</text:span>xs)</text:p>
            <text:p text:style-name="P4"><text:s text:c="4"/><text:span text:style-name="T6">|</text:span> dep <text:span text:style-name="T6">&gt;</text:span> fst x <text:span text:style-name="T5">=</text:span> x<text:span text:style-name="T4">:</text:span> auxAgregarDeporte xs dep cap</text:p>
            <text:p text:style-name="P4"/>
            <text:p text:style-name="P4"><text:span text:style-name="T2">entrenarDeporteA</text:span> <text:span text:style-name="T5">::</text:span> <text:span text:style-name="T4">Atleta</text:span> <text:span text:style-name="T5">-&gt;</text:span> <text:span text:style-name="T4">Deporte</text:span> <text:span text:style-name="T5">-&gt;</text:span> <text:span text:style-name="T4">Int</text:span> <text:span text:style-name="T5">-&gt;</text:span> <text:span text:style-name="T4">Atleta</text:span></text:p>
            <text:p text:style-name="P4"><text:span text:style-name="T2">entrenarDeporteA</text:span> (<text:span text:style-name="T4">A</text:span> nombre sexo anio pais cia deportes) depPorAgregar capPorAgregar</text:p>
            <text:p text:style-name="P4"><text:s text:c="4"/><text:span text:style-name="T6">|</text:span> auxExisteDeporte deportes depPorAgregar <text:span text:style-name="T5">=</text:span></text:p>
            <text:p text:style-name="P4"><text:s text:c="8"/>(<text:span text:style-name="T4">A</text:span> nombre sexo anio pais cia (auxModificaCapacidad deportes depPorAgregar capPorAgregar) )</text:p>
            <text:p text:style-name="P4"><text:s text:c="4"/><text:span text:style-name="T6">|</text:span> otherwise <text:span text:style-name="T5">=</text:span> (<text:span text:style-name="T4">A</text:span> nombre sexo anio pais cia (auxAgregarDeporte deportes depPorAgregar capPorAgregar))</text:p>
            <text:p text:style-name="P4"/>
            <text:p text:style-name="P4"><text:span text:style-name="T1">instance</text:span> <text:span text:style-name="T4">Show</text:span> <text:span text:style-name="T4">Atleta</text:span> <text:span text:style-name="T1">where</text:span></text:p>
            <text:p text:style-name="P6"><text:s text:c="4"/>show (<text:span text:style-name="T4">A</text:span> nombre sexo edad pais ciaNumber capacidades) <text:span text:style-name="T5">=</text:span> nombre <text:span text:style-name="T6">++</text:span> <text:span text:style-name="T7">" (#"</text:span> <text:span text:style-name="T6">++</text:span> show ciaNumber <text:span text:style-name="T6">++</text:span> <text:span text:style-name="T7">")"</text:span></text:p>
          </table:table-cell>
        </table:table-row>
      </table:table>
      <text:h text:style-name="P7" text:outline-level="2">Módulo Competencia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 text:c="2"/>1</text:p>
            <text:p text:style-name="P4"><text:s text:c="2"/>2</text:p>
            <text:p text:style-name="P4"><text:s text:c="2"/>3</text:p>
            <text:p text:style-name="P4"><text:s text:c="2"/>4</text:p>
            <text:p text:style-name="P4"><text:s text:c="2"/>5</text:p>
            <text:p text:style-name="P4"><text:s text:c="2"/>6</text:p>
            <text:p text:style-name="P4"><text:s text:c="2"/>7</text:p>
            <text:p text:style-name="P4"><text:s text:c="2"/>8</text:p>
            <text:p text:style-name="P4"><text:s text:c="2"/>9</text:p>
            <text:p text:style-name="P4"><text:s/>10</text:p>
            <text:p text:style-name="P4"><text:s/>11</text:p>
            <text:p text:style-name="P4"><text:s/>12</text:p>
            <text:p text:style-name="P4"><text:s/>13</text:p>
            <text:p text:style-name="P4"><text:s/>14</text:p>
            <text:p text:style-name="P4"><text:s/>15</text:p>
            <text:p text:style-name="P4"><text:s/>16</text:p>
            <text:p text:style-name="P4"><text:s/>17</text:p>
            <text:p text:style-name="P4"><text:s/>18</text:p>
            <text:p text:style-name="P4"><text:s/>19</text:p>
            <text:p text:style-name="P4"><text:s/>20</text:p>
            <text:p text:style-name="P4"><text:s/>21</text:p>
            <text:p text:style-name="P4"><text:s/>22</text:p>
            <text:p text:style-name="P4"><text:s/>23</text:p>
            <text:p text:style-name="P4"><text:s/>24</text:p>
            <text:p text:style-name="P4"><text:s/>25</text:p>
            <text:p text:style-name="P4"><text:s/>26</text:p>
            <text:p text:style-name="P4"><text:s/>27</text:p>
            <text:p text:style-name="P4"><text:s/>28</text:p>
            <text:p text:style-name="P4"><text:s/>29</text:p>
            <text:p text:style-name="P4"><text:s/>30</text:p>
            <text:p text:style-name="P4"><text:s/>31</text:p>
            <text:p text:style-name="P4"><text:s/>32</text:p>
            <text:p text:style-name="P4"><text:s/>33</text:p>
            <text:p text:style-name="P4"><text:s/>34</text:p>
            <text:p text:style-name="P4"><text:s/>35</text:p>
            <text:p text:style-name="P4"><text:s/>36</text:p>
            <text:p text:style-name="P4"><text:s/>37</text:p>
            <text:p text:style-name="P4"><text:s/>38</text:p>
            <text:p text:style-name="P4"><text:s/>39</text:p>
            <text:p text:style-name="P4"><text:s/>40</text:p>
            <text:p text:style-name="P4"><text:s/>41</text:p>
            <text:p text:style-name="P4"><text:s/>42</text:p>
            <text:p text:style-name="P4"><text:s/>43</text:p>
            <text:p text:style-name="P4"><text:s/>44</text:p>
            <text:p text:style-name="P4"><text:s/>45</text:p>
            <text:p text:style-name="P4"><text:s/>46</text:p>
            <text:p text:style-name="P4"><text:s/>47</text:p>
            <text:p text:style-name="P4"><text:s/>48</text:p>
            <text:p text:style-name="P4"><text:s/>49</text:p>
            <text:p text:style-name="P4"><text:s/>50</text:p>
            <text:p text:style-name="P4"><text:s/>51</text:p>
            <text:p text:style-name="P4"><text:s/>52</text:p>
            <text:p text:style-name="P4"><text:s/>53</text:p>
            <text:p text:style-name="P4"><text:s/>54</text:p>
            <text:p text:style-name="P4"><text:s/>55</text:p>
            <text:p text:style-name="P4"><text:s/>56</text:p>
            <text:p text:style-name="P4"><text:s/>57</text:p>
            <text:p text:style-name="P4"><text:s/>58</text:p>
            <text:p text:style-name="P4"><text:s/>59</text:p>
            <text:p text:style-name="P4"><text:soft-page-break/><text:s/>60</text:p>
            <text:p text:style-name="P4"><text:s/>61</text:p>
            <text:p text:style-name="P4"><text:s/>62</text:p>
            <text:p text:style-name="P4"><text:s/>63</text:p>
            <text:p text:style-name="P4"><text:s/>64</text:p>
            <text:p text:style-name="P4"><text:s/>65</text:p>
            <text:p text:style-name="P4"><text:s/>66</text:p>
            <text:p text:style-name="P4"><text:s/>67</text:p>
            <text:p text:style-name="P4"><text:s/>68</text:p>
            <text:p text:style-name="P4"><text:s/>69</text:p>
            <text:p text:style-name="P4"><text:s/>70</text:p>
            <text:p text:style-name="P4"><text:s/>71</text:p>
            <text:p text:style-name="P4"><text:s/>72</text:p>
            <text:p text:style-name="P4"><text:s/>73</text:p>
            <text:p text:style-name="P4"><text:s/>74</text:p>
            <text:p text:style-name="P4"><text:s/>75</text:p>
            <text:p text:style-name="P4"><text:s/>76</text:p>
            <text:p text:style-name="P4"><text:s/>77</text:p>
            <text:p text:style-name="P4"><text:s/>78</text:p>
            <text:p text:style-name="P4"><text:s/>79</text:p>
            <text:p text:style-name="P4"><text:s/>80</text:p>
            <text:p text:style-name="P4"><text:s/>81</text:p>
            <text:p text:style-name="P4"><text:s/>82</text:p>
            <text:p text:style-name="P4"><text:s/>83</text:p>
            <text:p text:style-name="P4"><text:s/>84</text:p>
            <text:p text:style-name="P4"><text:s/>85</text:p>
            <text:p text:style-name="P4"><text:s/>86</text:p>
            <text:p text:style-name="P4"><text:s/>87</text:p>
            <text:p text:style-name="P4"><text:s/>88</text:p>
            <text:p text:style-name="P4"><text:s/>89</text:p>
            <text:p text:style-name="P4"><text:s/>90</text:p>
            <text:p text:style-name="P4"><text:s/>91</text:p>
            <text:p text:style-name="P4"><text:s/>92</text:p>
            <text:p text:style-name="P4"><text:s/>93</text:p>
            <text:p text:style-name="P4"><text:s/>94</text:p>
            <text:p text:style-name="P4"><text:s/>95</text:p>
            <text:p text:style-name="P4"><text:s/>96</text:p>
            <text:p text:style-name="P4"><text:s/>97</text:p>
            <text:p text:style-name="P4"><text:s/>98</text:p>
            <text:p text:style-name="P4"><text:s/>99</text:p>
            <text:p text:style-name="P4">100</text:p>
            <text:p text:style-name="P4">101</text:p>
            <text:p text:style-name="P4">102</text:p>
            <text:p text:style-name="P6">103</text:p>
          </table:table-cell>
          <table:table-cell table:style-name="Table4.A1" office:value-type="string">
            <text:p text:style-name="P4"><text:span text:style-name="T1">module</text:span> <text:span text:style-name="T3">Competencia</text:span> (<text:span text:style-name="T4">Competencia</text:span>, <text:span text:style-name="T2">nuevaC</text:span>, <text:span text:style-name="T2">categoriaC</text:span>, <text:span text:style-name="T2">participantesC</text:span>,</text:p>
            <text:p text:style-name="P4"><text:s text:c="20"/><text:span text:style-name="T2">finalizadaC</text:span>, <text:span text:style-name="T2">rankingC</text:span>, <text:span text:style-name="T2">lesTocoControlAntiDopingC</text:span>,</text:p>
            <text:p text:style-name="P4"><text:s text:c="20"/><text:span text:style-name="T2">leDioPositivoC</text:span>, <text:span text:style-name="T2">finalizarC</text:span>, <text:span text:style-name="T2">linfordChristieC</text:span>,</text:p>
            <text:p text:style-name="P4"><text:s text:c="20"/><text:span text:style-name="T2">gananLosMasCapacesC</text:span>, <text:span text:style-name="T2">sancionarTrampososC</text:span>)</text:p>
            <text:p text:style-name="P4"/>
            <text:p text:style-name="P2">where</text:p>
            <text:p text:style-name="P4"/>
            <text:p text:style-name="P4"><text:span text:style-name="T1">import</text:span> <text:span text:style-name="T3">Tipos</text:span></text:p>
            <text:p text:style-name="P4"><text:span text:style-name="T1">import</text:span> <text:span text:style-name="T3">Atleta</text:span></text:p>
            <text:p text:style-name="P4"/>
            <text:p text:style-name="P4"><text:span text:style-name="T1">data</text:span> <text:span text:style-name="T4">Competencia</text:span> <text:span text:style-name="T5">=</text:span> <text:span text:style-name="T4">C</text:span> <text:span text:style-name="T4">Categoria</text:span></text:p>
            <text:p text:style-name="P4"><text:s text:c="17"/><text:span text:style-name="T6">|</text:span> <text:span text:style-name="T4">Participar</text:span> <text:span text:style-name="T4">Atleta</text:span> <text:span text:style-name="T4">Competencia</text:span></text:p>
            <text:p text:style-name="P4"><text:s text:c="17"/><text:span text:style-name="T6">|</text:span> <text:span text:style-name="T4">Finalizar</text:span> [<text:span text:style-name="T4">Int</text:span>] [(<text:span text:style-name="T4">Int</text:span>, <text:span text:style-name="T4">Bool</text:span>)] <text:span text:style-name="T4">Competencia</text:span></text:p>
            <text:p text:style-name="P4"/>
            <text:p text:style-name="P4"><text:span text:style-name="T2">nuevaC</text:span> <text:span text:style-name="T5">::</text:span> <text:span text:style-name="T4">Deporte</text:span> <text:span text:style-name="T5">-&gt;</text:span> <text:span text:style-name="T4">Sexo</text:span> <text:span text:style-name="T5">-&gt;</text:span> [<text:span text:style-name="T4">Atleta</text:span>] <text:span text:style-name="T5">-&gt;</text:span> <text:span text:style-name="T4">Competencia</text:span></text:p>
            <text:p text:style-name="P4"><text:span text:style-name="T2">nuevaC</text:span> dep sex <text:span text:style-name="T4">[]</text:span> <text:span text:style-name="T5">=</text:span> <text:span text:style-name="T4">C</text:span> (dep, sex)</text:p>
            <text:p text:style-name="P4"><text:span text:style-name="T2">nuevaC</text:span> dep sex (atle<text:span text:style-name="T4">:</text:span>atletas) <text:span text:style-name="T5">=</text:span> <text:span text:style-name="T4">Participar</text:span> atle (nuevaC dep sex atletas)</text:p>
            <text:p text:style-name="P4"/>
            <text:p text:style-name="P4"><text:span text:style-name="T2">categoriaC</text:span> <text:span text:style-name="T5">::</text:span> <text:span text:style-name="T4">Competencia</text:span> <text:span text:style-name="T5">-&gt;</text:span> <text:span text:style-name="T4">Categoria</text:span></text:p>
            <text:p text:style-name="P4"><text:span text:style-name="T2">categoriaC</text:span> (<text:span text:style-name="T4">C</text:span> categoria) <text:s/><text:span text:style-name="T5">=</text:span> categoria</text:p>
            <text:p text:style-name="P4"><text:span text:style-name="T2">categoriaC</text:span> (<text:span text:style-name="T4">Participar</text:span> <text:span text:style-name="T1">_</text:span> compe) <text:span text:style-name="T5">=</text:span> categoriaC compe</text:p>
            <text:p text:style-name="P4"><text:span text:style-name="T2">categoriaC</text:span> (<text:span text:style-name="T4">Finalizar</text:span> <text:span text:style-name="T1">_</text:span> <text:span text:style-name="T1">_</text:span> compe) <text:span text:style-name="T5">=</text:span> categoriaC compe</text:p>
            <text:p text:style-name="P4"/>
            <text:p text:style-name="P4"><text:span text:style-name="T2">participantesC</text:span> <text:span text:style-name="T5">::</text:span> <text:span text:style-name="T4">Competencia</text:span> <text:span text:style-name="T5">-&gt;</text:span> [<text:span text:style-name="T4">Atleta</text:span>]</text:p>
            <text:p text:style-name="P4"><text:span text:style-name="T2">participantesC</text:span> (<text:span text:style-name="T4">C</text:span> <text:span text:style-name="T1">_</text:span>) <text:span text:style-name="T5">=</text:span> <text:span text:style-name="T4">[]</text:span></text:p>
            <text:p text:style-name="P4"><text:span text:style-name="T2">participantesC</text:span> (<text:span text:style-name="T4">Participar</text:span> atle compe) <text:span text:style-name="T5">=</text:span> atle <text:span text:style-name="T4">:</text:span> (participantesC compe)</text:p>
            <text:p text:style-name="P4"><text:span text:style-name="T2">participantesC</text:span> (<text:span text:style-name="T4">Finalizar</text:span> <text:span text:style-name="T1">_</text:span> <text:s/><text:span text:style-name="T1">_</text:span> compe) <text:span text:style-name="T5">=</text:span> participantesC compe</text:p>
            <text:p text:style-name="P4"/>
            <text:p text:style-name="P4"><text:span text:style-name="T2">finalizadaC</text:span> <text:span text:style-name="T5">::</text:span> <text:span text:style-name="T4">Competencia</text:span> <text:span text:style-name="T5">-&gt;</text:span> <text:span text:style-name="T4">Bool</text:span></text:p>
            <text:p text:style-name="P4"><text:span text:style-name="T2">finalizadaC</text:span> (<text:span text:style-name="T4">Finalizar</text:span> <text:span text:style-name="T1">_</text:span> <text:span text:style-name="T1">_</text:span> <text:span text:style-name="T1">_</text:span>) <text:span text:style-name="T5">=</text:span> <text:span text:style-name="T4">True</text:span></text:p>
            <text:p text:style-name="P4"><text:span text:style-name="T2">finalizadaC</text:span> <text:span text:style-name="T1">_</text:span> <text:span text:style-name="T5">=</text:span> <text:span text:style-name="T4">False</text:span></text:p>
            <text:p text:style-name="P4"/>
            <text:p text:style-name="P4"><text:span text:style-name="T2">rankingC</text:span> <text:span text:style-name="T5">::</text:span> <text:span text:style-name="T4">Competencia</text:span> <text:span text:style-name="T5">-&gt;</text:span> [<text:span text:style-name="T4">Atleta</text:span>]</text:p>
            <text:p text:style-name="P4"><text:span text:style-name="T2">rankingC</text:span> (<text:span text:style-name="T4">Finalizar</text:span> ciaNumbers <text:span text:style-name="T1">_</text:span> c) <text:span text:style-name="T5">=</text:span> atletasPorCiaNumber ciaNumbers c</text:p>
            <text:p text:style-name="P4"/>
            <text:p text:style-name="P4"><text:span text:style-name="T2">atletasPorCiaNumber</text:span> <text:span text:style-name="T5">::</text:span> [<text:span text:style-name="T4">Int</text:span>] <text:span text:style-name="T5">-&gt;</text:span> <text:span text:style-name="T4">Competencia</text:span> <text:span text:style-name="T5">-&gt;</text:span> [<text:span text:style-name="T4">Atleta</text:span>]</text:p>
            <text:p text:style-name="P4"><text:span text:style-name="T2">atletasPorCiaNumber</text:span> <text:span text:style-name="T4">[]</text:span> c <text:span text:style-name="T5">=</text:span> <text:span text:style-name="T4">[]</text:span></text:p>
            <text:p text:style-name="P4"><text:span text:style-name="T2">atletasPorCiaNumber</text:span> (x<text:span text:style-name="T4">:</text:span>xs) c <text:span text:style-name="T5">=</text:span> (buscar x (participantesC c)) <text:span text:style-name="T4">:</text:span> atletasPorCiaNumber xs c</text:p>
            <text:p text:style-name="P4"><text:s text:c="4"/><text:span text:style-name="T1">where</text:span> buscar ciaNumber (x<text:span text:style-name="T4">:</text:span>xs)</text:p>
            <text:p text:style-name="P4"><text:s text:c="12"/><text:span text:style-name="T6">|</text:span> ciaNumber <text:span text:style-name="T6">==</text:span> ciaNumberA(x) <text:span text:style-name="T5">=</text:span> x</text:p>
            <text:p text:style-name="P4"><text:s text:c="12"/><text:span text:style-name="T6">|</text:span> otherwise <text:s text:c="17"/><text:span text:style-name="T5">=</text:span> buscar ciaNumber xs</text:p>
            <text:p text:style-name="P4"/>
            <text:p text:style-name="P4"><text:span text:style-name="T2">lesTocoControlAntiDopingC</text:span> <text:span text:style-name="T5">::</text:span> <text:span text:style-name="T4">Competencia</text:span> <text:span text:style-name="T5">-&gt;</text:span> [<text:span text:style-name="T4">Atleta</text:span>]</text:p>
            <text:p text:style-name="P4"><text:span text:style-name="T2">lesTocoControlAntiDopingC</text:span> (<text:span text:style-name="T4">Finalizar</text:span> <text:span text:style-name="T1">_</text:span> dopping c) <text:span text:style-name="T5">=</text:span> atletasPorCiaNumber (ciaNumbers dopping) c</text:p>
            <text:p text:style-name="P4"><text:s text:c="4"/><text:span text:style-name="T1">where</text:span> ciaNumbers <text:span text:style-name="T4">[]</text:span> <text:span text:style-name="T5">=</text:span> <text:span text:style-name="T4">[]</text:span></text:p>
            <text:p text:style-name="P4"><text:s text:c="10"/>ciaNumbers ((n,<text:span text:style-name="T1">_</text:span>)<text:span text:style-name="T4">:</text:span>xs) <text:span text:style-name="T5">=</text:span> n<text:span text:style-name="T4">:</text:span>(ciaNumbers xs)</text:p>
            <text:p text:style-name="P4"/>
            <text:p text:style-name="P4"><text:span text:style-name="T2">leDioPositivoC</text:span> <text:span text:style-name="T5">::</text:span> <text:span text:style-name="T4">Competencia</text:span> <text:span text:style-name="T5">-&gt;</text:span> <text:span text:style-name="T4">Atleta</text:span> <text:span text:style-name="T5">-&gt;</text:span> <text:span text:style-name="T4">Bool</text:span></text:p>
            <text:p text:style-name="P4"><text:span text:style-name="T2">leDioPositivoC</text:span> (<text:span text:style-name="T4">Finalizar</text:span> <text:span text:style-name="T1">_</text:span> dopping <text:span text:style-name="T1">_</text:span>) a <text:span text:style-name="T5">=</text:span> buscar dopping (ciaNumberA a)</text:p>
            <text:p text:style-name="P4"><text:s text:c="4"/><text:span text:style-name="T1">where</text:span> buscar (x<text:span text:style-name="T4">:</text:span>xs) ciaNumber</text:p>
            <text:p text:style-name="P4"><text:s text:c="12"/><text:span text:style-name="T6">|</text:span> fst x <text:span text:style-name="T6">==</text:span> ciaNumber <text:span text:style-name="T5">=</text:span> snd x</text:p>
            <text:p text:style-name="P4"><text:s text:c="12"/><text:span text:style-name="T6">|</text:span> otherwise <text:s text:c="9"/><text:span text:style-name="T5">=</text:span> buscar xs ciaNumber</text:p>
            <text:p text:style-name="P4"/>
            <text:p text:style-name="P4"><text:span text:style-name="T2">finalizarC</text:span> <text:span text:style-name="T5">::</text:span> <text:span text:style-name="T4">Competencia</text:span> <text:span text:style-name="T5">-&gt;</text:span> [<text:span text:style-name="T4">Int</text:span>] <text:span text:style-name="T5">-&gt;</text:span> [(<text:span text:style-name="T4">Int</text:span>, <text:span text:style-name="T4">Bool</text:span>)] <text:span text:style-name="T5">-&gt;</text:span> <text:span text:style-name="T4">Competencia</text:span></text:p>
            <text:p text:style-name="P4"><text:span text:style-name="T2">finalizarC</text:span> compe posiciones dopping <text:span text:style-name="T5">=</text:span> <text:span text:style-name="T4">Finalizar</text:span> posiciones dopping compe</text:p>
            <text:p text:style-name="P4"/>
            <text:p text:style-name="P4"><text:span text:style-name="T2">linfordChristieC</text:span> <text:span text:style-name="T5">::</text:span> <text:span text:style-name="T4">Competencia</text:span> <text:span text:style-name="T5">-&gt;</text:span> <text:span text:style-name="T4">Atleta</text:span> <text:span text:style-name="T5">-&gt;</text:span> <text:span text:style-name="T4">Competencia</text:span></text:p>
            <text:p text:style-name="P4"><text:span text:style-name="T2">linfordChristieC</text:span> (<text:span text:style-name="T4">C</text:span> cat) <text:span text:style-name="T1">_</text:span> <text:span text:style-name="T5">=</text:span> <text:span text:style-name="T4">C</text:span> cat</text:p>
            <text:p text:style-name="P4"><text:span text:style-name="T2">linfordChristieC</text:span> (<text:span text:style-name="T4">Participar</text:span> atle compe) atletaASacar</text:p>
            <text:p text:style-name="P4"><text:soft-page-break/><text:s text:c="4"/><text:span text:style-name="T6">|</text:span> (ciaNumberA atle) <text:span text:style-name="T6">/=</text:span> (ciaNumberA atletaASacar) <text:span text:style-name="T5">=</text:span></text:p>
            <text:p text:style-name="P4"><text:s text:c="8"/><text:span text:style-name="T4">Participar</text:span> atle (linfordChristieC compe atletaASacar)</text:p>
            <text:p text:style-name="P4"><text:s text:c="4"/><text:span text:style-name="T6">|</text:span> otherwise <text:span text:style-name="T5">=</text:span> (linfordChristieC compe atletaASacar)</text:p>
            <text:p text:style-name="P4"/>
            <text:p text:style-name="P4"><text:span text:style-name="T2">sancionarTrampososC</text:span> <text:span text:style-name="T5">::</text:span> <text:span text:style-name="T4">Competencia</text:span> <text:span text:style-name="T5">-&gt;</text:span> <text:span text:style-name="T4">Competencia</text:span></text:p>
            <text:p text:style-name="P4"><text:span text:style-name="T2">sancionarTrampososC</text:span> (<text:span text:style-name="T4">Finalizar</text:span> ranking dopping compe) <text:span text:style-name="T5">=</text:span></text:p>
            <text:p text:style-name="P4"><text:s text:c="4"/><text:span text:style-name="T4">Finalizar</text:span> (auxSinTramposos ranking dopping) dopping compe</text:p>
            <text:p text:style-name="P4"/>
            <text:p text:style-name="P4"><text:span text:style-name="T2">auxSinTramposos</text:span> <text:span text:style-name="T5">::</text:span> [<text:span text:style-name="T4">Int</text:span>] <text:span text:style-name="T5">-&gt;</text:span> [(<text:span text:style-name="T4">Int</text:span>, <text:span text:style-name="T4">Bool</text:span>)] <text:span text:style-name="T5">-&gt;</text:span> [<text:span text:style-name="T4">Int</text:span>]</text:p>
            <text:p text:style-name="P4"><text:span text:style-name="T2">auxSinTramposos</text:span> ranking <text:span text:style-name="T4">[]</text:span> <text:span text:style-name="T5">=</text:span> ranking</text:p>
            <text:p text:style-name="P4"><text:span text:style-name="T2">auxSinTramposos</text:span> <text:span text:style-name="T4">[]</text:span> <text:span text:style-name="T1">_</text:span> <text:span text:style-name="T5">=</text:span> <text:span text:style-name="T4">[]</text:span></text:p>
            <text:p text:style-name="P4"><text:span text:style-name="T2">auxSinTramposos</text:span> (rank<text:span text:style-name="T4">:</text:span>ranking) dopping</text:p>
            <text:p text:style-name="P4"><text:s text:c="4"/><text:span text:style-name="T6">|</text:span> elem rank (auxCiaDoppingVerdadero dopping) <text:span text:style-name="T5">=</text:span> auxSinTramposos ranking dopping</text:p>
            <text:p text:style-name="P4"><text:s text:c="4"/><text:span text:style-name="T6">|</text:span> otherwise <text:s text:c="33"/><text:span text:style-name="T5">=</text:span> rank <text:span text:style-name="T4">:</text:span> (auxSinTramposos ranking dopping)</text:p>
            <text:p text:style-name="P4"/>
            <text:p text:style-name="P4"><text:span text:style-name="T2">auxCiaDoppingVerdadero</text:span> <text:span text:style-name="T5">::</text:span> [(<text:span text:style-name="T4">Int</text:span>, <text:span text:style-name="T4">Bool</text:span>)] <text:span text:style-name="T5">-&gt;</text:span> [<text:span text:style-name="T4">Int</text:span>] </text:p>
            <text:p text:style-name="P4"><text:span text:style-name="T2">auxCiaDoppingVerdadero</text:span> <text:span text:style-name="T4">[]</text:span> <text:span text:style-name="T5">=</text:span> <text:span text:style-name="T4">[]</text:span></text:p>
            <text:p text:style-name="P4"><text:span text:style-name="T2">auxCiaDoppingVerdadero</text:span> (x<text:span text:style-name="T4">:</text:span>xs) <text:span text:style-name="T6">|</text:span> (snd x) <text:span text:style-name="T6">==</text:span> <text:span text:style-name="T4">True</text:span> <text:span text:style-name="T5">=</text:span> (fst x) <text:span text:style-name="T4">:</text:span> auxCiaDoppingVerdadero xs</text:p>
            <text:p text:style-name="P4"><text:s text:c="30"/><text:span text:style-name="T6">|</text:span> otherwise <text:span text:style-name="T5">=</text:span> auxCiaDoppingVerdadero xs</text:p>
            <text:p text:style-name="P4"/>
            <text:p text:style-name="P4"><text:span text:style-name="T2">gananLosMasCapacesC</text:span> <text:span text:style-name="T5">::</text:span> <text:span text:style-name="T4">Competencia</text:span> <text:span text:style-name="T5">-&gt;</text:span> <text:span text:style-name="T4">Bool</text:span></text:p>
            <text:p text:style-name="P4"><text:span text:style-name="T2">gananLosMasCapacesC</text:span> (<text:span text:style-name="T4">Finalizar</text:span> <text:span text:style-name="T4">[]</text:span> dopping compe) <text:span text:style-name="T5">=</text:span> <text:span text:style-name="T4">True</text:span></text:p>
            <text:p text:style-name="P4"><text:span text:style-name="T2">gananLosMasCapacesC</text:span> (<text:span text:style-name="T4">Finalizar</text:span> [x] dopping compe) <text:span text:style-name="T5">=</text:span> <text:span text:style-name="T4">True</text:span></text:p>
            <text:p text:style-name="P4"><text:span text:style-name="T2">gananLosMasCapacesC</text:span> (<text:span text:style-name="T4">Finalizar</text:span> (frank<text:span text:style-name="T4">:</text:span>srank<text:span text:style-name="T4">:</text:span>ranking) dopping compe) <text:span text:style-name="T5">=</text:span></text:p>
            <text:p text:style-name="P4"><text:s text:c="4"/>(capacidadA (auxAtletaConCia frank (participantesC compe))</text:p>
            <text:p text:style-name="P4"><text:s text:c="16"/>(fst (categoriaC compe))) <text:span text:style-name="T6">&gt;=</text:span></text:p>
            <text:p text:style-name="P4"><text:s text:c="4"/>(capacidadA (auxAtletaConCia srank (participantesC compe))</text:p>
            <text:p text:style-name="P4"><text:s text:c="16"/>(fst (categoriaC compe))) <text:span text:style-name="T6">&amp;&amp;</text:span></text:p>
            <text:p text:style-name="P4"><text:s text:c="4"/>gananLosMasCapacesC (<text:span text:style-name="T4">Finalizar</text:span> (srank<text:span text:style-name="T4">:</text:span>ranking) dopping compe)</text:p>
            <text:p text:style-name="P4"/>
            <text:p text:style-name="P4"><text:span text:style-name="T2">auxAtletaConCia</text:span> <text:span text:style-name="T5">::</text:span> <text:span text:style-name="T4">Int</text:span> <text:span text:style-name="T5">-&gt;</text:span> [<text:span text:style-name="T4">Atleta</text:span>] <text:span text:style-name="T5">-&gt;</text:span> <text:span text:style-name="T4">Atleta</text:span></text:p>
            <text:p text:style-name="P4"><text:span text:style-name="T2">auxAtletaConCia</text:span> cia (atle<text:span text:style-name="T4">:</text:span>atletas) <text:span text:style-name="T6">|</text:span> (ciaNumberA atle) <text:span text:style-name="T6">==</text:span> cia <text:span text:style-name="T5">=</text:span> atle</text:p>
            <text:p text:style-name="P4"><text:s text:c="35"/><text:span text:style-name="T6">|</text:span> otherwise <text:span text:style-name="T5">=</text:span> auxAtletaConCia cia atletas</text:p>
            <text:p text:style-name="P4"/>
            <text:p text:style-name="P4"><text:span text:style-name="T1">instance</text:span> <text:span text:style-name="T4">Show</text:span> <text:span text:style-name="T4">Competencia</text:span> <text:span text:style-name="T1">where</text:span></text:p>
            <text:p text:style-name="P4"><text:s text:c="4"/>show c <text:span text:style-name="T5">=</text:span> <text:span text:style-name="T7">"Competencia "</text:span> <text:span text:style-name="T6">++</text:span> show (categoriaC c) <text:span text:style-name="T6">++</text:span> (participantes c) <text:span text:style-name="T6">++</text:span> (ranking c)</text:p>
            <text:p text:style-name="P4"><text:s text:c="8"/><text:span text:style-name="T1">where</text:span> participantes c <text:span text:style-name="T5">=</text:span> <text:span text:style-name="T1">if</text:span> length (participantesC c) <text:span text:style-name="T6">&gt;</text:span> <text:span text:style-name="T6">0</text:span></text:p>
            <text:p text:style-name="P4"><text:s text:c="32"/><text:span text:style-name="T1">then</text:span> <text:span text:style-name="T7">": "</text:span> <text:span text:style-name="T6">++</text:span> show (participantesC c)</text:p>
            <text:p text:style-name="P4"><text:s text:c="32"/><text:span text:style-name="T1">else</text:span> <text:span text:style-name="T7">""</text:span>;</text:p>
            <text:p text:style-name="P4"><text:s text:c="14"/>ranking c <text:span text:style-name="T5">=</text:span> <text:span text:style-name="T1">if</text:span> finalizadaC c</text:p>
            <text:p text:style-name="P4"><text:s text:c="26"/><text:span text:style-name="T1">then</text:span> <text:span text:style-name="T7">", ranking: ["</text:span> <text:span text:style-name="T6">++</text:span> ciaNumbers (rankingC c) <text:span text:style-name="T6">++</text:span> <text:span text:style-name="T7">"]"</text:span></text:p>
            <text:p text:style-name="P4"><text:s text:c="26"/><text:span text:style-name="T1">else</text:span> <text:span text:style-name="T7">""</text:span>;</text:p>
            <text:p text:style-name="P4"><text:s text:c="14"/>ciaNumbers [x] <text:span text:style-name="T5">=</text:span> (show (ciaNumberA x));</text:p>
            <text:p text:style-name="P6"><text:s text:c="14"/>ciaNumbers (x<text:span text:style-name="T4">:</text:span>xs) <text:span text:style-name="T5">=</text:span> (show (ciaNumberA x)) <text:span text:style-name="T6">++</text:span> <text:span text:style-name="T7">","</text:span> <text:span text:style-name="T6">++</text:span> ciaNumbers xs;</text:p>
          </table:table-cell>
        </table:table-row>
      </table:table>
      <text:h text:style-name="P7" text:outline-level="2">Módulo JJOO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text:s text:c="2"/>1</text:p>
            <text:p text:style-name="P4"><text:s text:c="2"/>2</text:p>
            <text:p text:style-name="P4"><text:s text:c="2"/>3</text:p>
            <text:p text:style-name="P4"><text:s text:c="2"/>4</text:p>
            <text:p text:style-name="P4"><text:s text:c="2"/>5</text:p>
            <text:p text:style-name="P4"><text:s text:c="2"/>6</text:p>
            <text:p text:style-name="P4"><text:s text:c="2"/>7</text:p>
            <text:p text:style-name="P4"><text:s text:c="2"/>8</text:p>
            <text:p text:style-name="P4"><text:s text:c="2"/>9</text:p>
            <text:p text:style-name="P4"><text:s/>10</text:p>
            <text:p text:style-name="P4"><text:s/>11</text:p>
            <text:p text:style-name="P4"><text:s/>12</text:p>
            <text:p text:style-name="P4"><text:s/>13</text:p>
            <text:p text:style-name="P4"><text:s/>14</text:p>
            <text:p text:style-name="P4"><text:s/>15</text:p>
            <text:p text:style-name="P4"><text:s/>16</text:p>
            <text:p text:style-name="P4"><text:s/>17</text:p>
            <text:p text:style-name="P4"><text:s/>18</text:p>
            <text:p text:style-name="P4"><text:s/>19</text:p>
            <text:p text:style-name="P4"><text:s/>20</text:p>
            <text:p text:style-name="P4"><text:s/>21</text:p>
            <text:p text:style-name="P4"><text:s/>22</text:p>
            <text:p text:style-name="P4"><text:s/>23</text:p>
            <text:p text:style-name="P4"><text:s/>24</text:p>
            <text:p text:style-name="P4"><text:s/>25</text:p>
            <text:p text:style-name="P4"><text:s/>26</text:p>
            <text:p text:style-name="P4"><text:s/>27</text:p>
            <text:p text:style-name="P4"><text:s/>28</text:p>
            <text:p text:style-name="P4"><text:s/>29</text:p>
            <text:p text:style-name="P4"><text:soft-page-break/><text:s/>30</text:p>
            <text:p text:style-name="P4"><text:s/>31</text:p>
            <text:p text:style-name="P4"><text:s/>32</text:p>
            <text:p text:style-name="P4"><text:s/>33</text:p>
            <text:p text:style-name="P4"><text:s/>34</text:p>
            <text:p text:style-name="P4"><text:s/>35</text:p>
            <text:p text:style-name="P4"><text:s/>36</text:p>
            <text:p text:style-name="P4"><text:s/>37</text:p>
            <text:p text:style-name="P4"><text:s/>38</text:p>
            <text:p text:style-name="P4"><text:s/>39</text:p>
            <text:p text:style-name="P4"><text:s/>40</text:p>
            <text:p text:style-name="P4"><text:s/>41</text:p>
            <text:p text:style-name="P4"><text:s/>42</text:p>
            <text:p text:style-name="P4"><text:s/>43</text:p>
            <text:p text:style-name="P4"><text:s/>44</text:p>
            <text:p text:style-name="P4"><text:s/>45</text:p>
            <text:p text:style-name="P4"><text:s/>46</text:p>
            <text:p text:style-name="P4"><text:s/>47</text:p>
            <text:p text:style-name="P4"><text:s/>48</text:p>
            <text:p text:style-name="P4"><text:s/>49</text:p>
            <text:p text:style-name="P4"><text:s/>50</text:p>
            <text:p text:style-name="P4"><text:s/>51</text:p>
            <text:p text:style-name="P4"><text:s/>52</text:p>
            <text:p text:style-name="P4"><text:s/>53</text:p>
            <text:p text:style-name="P4"><text:s/>54</text:p>
            <text:p text:style-name="P4"><text:s/>55</text:p>
            <text:p text:style-name="P4"><text:s/>56</text:p>
            <text:p text:style-name="P4"><text:s/>57</text:p>
            <text:p text:style-name="P4"><text:s/>58</text:p>
            <text:p text:style-name="P4"><text:s/>59</text:p>
            <text:p text:style-name="P4"><text:s/>60</text:p>
            <text:p text:style-name="P4"><text:s/>61</text:p>
            <text:p text:style-name="P4"><text:s/>62</text:p>
            <text:p text:style-name="P4"><text:s/>63</text:p>
            <text:p text:style-name="P4"><text:s/>64</text:p>
            <text:p text:style-name="P4"><text:s/>65</text:p>
            <text:p text:style-name="P4"><text:s/>66</text:p>
            <text:p text:style-name="P4"><text:s/>67</text:p>
            <text:p text:style-name="P4"><text:s/>68</text:p>
            <text:p text:style-name="P4"><text:s/>69</text:p>
            <text:p text:style-name="P4"><text:s/>70</text:p>
            <text:p text:style-name="P4"><text:s/>71</text:p>
            <text:p text:style-name="P4"><text:s/>72</text:p>
            <text:p text:style-name="P4"><text:s/>73</text:p>
            <text:p text:style-name="P4"><text:s/>74</text:p>
            <text:p text:style-name="P4"><text:s/>75</text:p>
            <text:p text:style-name="P4"><text:s/>76</text:p>
            <text:p text:style-name="P4"><text:s/>77</text:p>
            <text:p text:style-name="P4"><text:s/>78</text:p>
            <text:p text:style-name="P4"><text:s/>79</text:p>
            <text:p text:style-name="P4"><text:s/>80</text:p>
            <text:p text:style-name="P4"><text:s/>81</text:p>
            <text:p text:style-name="P4"><text:s/>82</text:p>
            <text:p text:style-name="P4"><text:s/>83</text:p>
            <text:p text:style-name="P4"><text:s/>84</text:p>
            <text:p text:style-name="P4"><text:s/>85</text:p>
            <text:p text:style-name="P4"><text:s/>86</text:p>
            <text:p text:style-name="P4"><text:s/>87</text:p>
            <text:p text:style-name="P4"><text:s/>88</text:p>
            <text:p text:style-name="P4"><text:s/>89</text:p>
            <text:p text:style-name="P4"><text:s/>90</text:p>
            <text:p text:style-name="P4"><text:s/>91</text:p>
            <text:p text:style-name="P4"><text:s/>92</text:p>
            <text:p text:style-name="P4"><text:s/>93</text:p>
            <text:p text:style-name="P4"><text:s/>94</text:p>
            <text:p text:style-name="P4"><text:s/>95</text:p>
            <text:p text:style-name="P4"><text:s/>96</text:p>
            <text:p text:style-name="P4"><text:s/>97</text:p>
            <text:p text:style-name="P4"><text:s/>98</text:p>
            <text:p text:style-name="P4"><text:s/>99</text:p>
            <text:p text:style-name="P4">100</text:p>
            <text:p text:style-name="P4">101</text:p>
            <text:p text:style-name="P4">102</text:p>
            <text:p text:style-name="P4">103</text:p>
            <text:p text:style-name="P4">104</text:p>
            <text:p text:style-name="P4">105</text:p>
            <text:p text:style-name="P4">106</text:p>
            <text:p text:style-name="P4">107</text:p>
            <text:p text:style-name="P4">108</text:p>
            <text:p text:style-name="P4"><text:soft-page-break/>109</text:p>
            <text:p text:style-name="P4">110</text:p>
            <text:p text:style-name="P4">111</text:p>
            <text:p text:style-name="P4">112</text:p>
            <text:p text:style-name="P4">113</text:p>
            <text:p text:style-name="P4">114</text:p>
            <text:p text:style-name="P4">115</text:p>
            <text:p text:style-name="P4">116</text:p>
            <text:p text:style-name="P4">117</text:p>
            <text:p text:style-name="P4">118</text:p>
            <text:p text:style-name="P4">119</text:p>
            <text:p text:style-name="P4">120</text:p>
            <text:p text:style-name="P4">121</text:p>
            <text:p text:style-name="P4">122</text:p>
            <text:p text:style-name="P4">123</text:p>
            <text:p text:style-name="P4">124</text:p>
            <text:p text:style-name="P4">125</text:p>
            <text:p text:style-name="P4">126</text:p>
            <text:p text:style-name="P4">127</text:p>
            <text:p text:style-name="P4">128</text:p>
            <text:p text:style-name="P4">129</text:p>
            <text:p text:style-name="P4">130</text:p>
            <text:p text:style-name="P4">131</text:p>
            <text:p text:style-name="P4">132</text:p>
            <text:p text:style-name="P4">133</text:p>
            <text:p text:style-name="P4">134</text:p>
            <text:p text:style-name="P4">135</text:p>
            <text:p text:style-name="P4">136</text:p>
            <text:p text:style-name="P4">137</text:p>
            <text:p text:style-name="P4">138</text:p>
            <text:p text:style-name="P4">139</text:p>
            <text:p text:style-name="P4">140</text:p>
            <text:p text:style-name="P4">141</text:p>
            <text:p text:style-name="P4">142</text:p>
            <text:p text:style-name="P4">143</text:p>
            <text:p text:style-name="P4">144</text:p>
            <text:p text:style-name="P4">145</text:p>
            <text:p text:style-name="P4">146</text:p>
            <text:p text:style-name="P4">147</text:p>
            <text:p text:style-name="P4">148</text:p>
            <text:p text:style-name="P4">149</text:p>
            <text:p text:style-name="P4">150</text:p>
            <text:p text:style-name="P4">151</text:p>
            <text:p text:style-name="P4">152</text:p>
            <text:p text:style-name="P4">153</text:p>
            <text:p text:style-name="P4">154</text:p>
            <text:p text:style-name="P4">155</text:p>
            <text:p text:style-name="P4">156</text:p>
            <text:p text:style-name="P4">157</text:p>
            <text:p text:style-name="P4">158</text:p>
            <text:p text:style-name="P4">159</text:p>
            <text:p text:style-name="P4">160</text:p>
            <text:p text:style-name="P4">161</text:p>
            <text:p text:style-name="P4">162</text:p>
            <text:p text:style-name="P4">163</text:p>
            <text:p text:style-name="P4">164</text:p>
            <text:p text:style-name="P4">165</text:p>
            <text:p text:style-name="P4">166</text:p>
            <text:p text:style-name="P4">167</text:p>
            <text:p text:style-name="P4">168</text:p>
            <text:p text:style-name="P4">169</text:p>
            <text:p text:style-name="P4">170</text:p>
            <text:p text:style-name="P4">171</text:p>
            <text:p text:style-name="P4">172</text:p>
            <text:p text:style-name="P4">173</text:p>
            <text:p text:style-name="P4">174</text:p>
            <text:p text:style-name="P4">175</text:p>
            <text:p text:style-name="P4">176</text:p>
            <text:p text:style-name="P4">177</text:p>
            <text:p text:style-name="P4">178</text:p>
            <text:p text:style-name="P4">179</text:p>
            <text:p text:style-name="P4">180</text:p>
            <text:p text:style-name="P4">181</text:p>
            <text:p text:style-name="P4">182</text:p>
            <text:p text:style-name="P4">183</text:p>
            <text:p text:style-name="P4">184</text:p>
            <text:p text:style-name="P4">185</text:p>
            <text:p text:style-name="P4">186</text:p>
            <text:p text:style-name="P4">187</text:p>
            <text:p text:style-name="P4"><text:soft-page-break/>188</text:p>
            <text:p text:style-name="P4">189</text:p>
            <text:p text:style-name="P4">190</text:p>
            <text:p text:style-name="P4">191</text:p>
            <text:p text:style-name="P4">192</text:p>
            <text:p text:style-name="P4">193</text:p>
            <text:p text:style-name="P4">194</text:p>
            <text:p text:style-name="P4">195</text:p>
            <text:p text:style-name="P4">196</text:p>
            <text:p text:style-name="P4">197</text:p>
            <text:p text:style-name="P4">198</text:p>
            <text:p text:style-name="P4">199</text:p>
            <text:p text:style-name="P4">200</text:p>
            <text:p text:style-name="P4">201</text:p>
            <text:p text:style-name="P4">202</text:p>
            <text:p text:style-name="P4">203</text:p>
            <text:p text:style-name="P4">204</text:p>
            <text:p text:style-name="P4">205</text:p>
            <text:p text:style-name="P4">206</text:p>
            <text:p text:style-name="P4">207</text:p>
            <text:p text:style-name="P4">208</text:p>
            <text:p text:style-name="P4">209</text:p>
            <text:p text:style-name="P4">210</text:p>
            <text:p text:style-name="P4">211</text:p>
            <text:p text:style-name="P4">212</text:p>
            <text:p text:style-name="P4">213</text:p>
            <text:p text:style-name="P4">214</text:p>
            <text:p text:style-name="P4">215</text:p>
            <text:p text:style-name="P4">216</text:p>
            <text:p text:style-name="P4">217</text:p>
            <text:p text:style-name="P4">218</text:p>
            <text:p text:style-name="P4">219</text:p>
            <text:p text:style-name="P4">220</text:p>
            <text:p text:style-name="P4">221</text:p>
            <text:p text:style-name="P4">222</text:p>
            <text:p text:style-name="P4">223</text:p>
            <text:p text:style-name="P4">224</text:p>
            <text:p text:style-name="P4">225</text:p>
            <text:p text:style-name="P4">226</text:p>
            <text:p text:style-name="P4">227</text:p>
            <text:p text:style-name="P4">228</text:p>
            <text:p text:style-name="P4">229</text:p>
            <text:p text:style-name="P4">230</text:p>
            <text:p text:style-name="P4">231</text:p>
            <text:p text:style-name="P4">232</text:p>
            <text:p text:style-name="P4">233</text:p>
            <text:p text:style-name="P4">234</text:p>
            <text:p text:style-name="P4">235</text:p>
            <text:p text:style-name="P4">236</text:p>
            <text:p text:style-name="P4">237</text:p>
            <text:p text:style-name="P4">238</text:p>
            <text:p text:style-name="P4">239</text:p>
            <text:p text:style-name="P4">240</text:p>
            <text:p text:style-name="P4">241</text:p>
            <text:p text:style-name="P4">242</text:p>
            <text:p text:style-name="P4">243</text:p>
            <text:p text:style-name="P4">244</text:p>
            <text:p text:style-name="P4">245</text:p>
            <text:p text:style-name="P4">246</text:p>
            <text:p text:style-name="P4">247</text:p>
            <text:p text:style-name="P4">248</text:p>
            <text:p text:style-name="P4">249</text:p>
            <text:p text:style-name="P4">250</text:p>
            <text:p text:style-name="P4">251</text:p>
            <text:p text:style-name="P4">252</text:p>
            <text:p text:style-name="P4">253</text:p>
            <text:p text:style-name="P4">254</text:p>
            <text:p text:style-name="P4">255</text:p>
            <text:p text:style-name="P4">256</text:p>
            <text:p text:style-name="P4">257</text:p>
            <text:p text:style-name="P4">258</text:p>
            <text:p text:style-name="P4">259</text:p>
            <text:p text:style-name="P4">260</text:p>
            <text:p text:style-name="P4">261</text:p>
            <text:p text:style-name="P4">262</text:p>
            <text:p text:style-name="P4">263</text:p>
            <text:p text:style-name="P4">264</text:p>
            <text:p text:style-name="P4">265</text:p>
            <text:p text:style-name="P4">266</text:p>
            <text:p text:style-name="P4"><text:soft-page-break/>267</text:p>
            <text:p text:style-name="P4">268</text:p>
            <text:p text:style-name="P4">269</text:p>
            <text:p text:style-name="P4">270</text:p>
            <text:p text:style-name="P4">271</text:p>
            <text:p text:style-name="P4">272</text:p>
            <text:p text:style-name="P4">273</text:p>
            <text:p text:style-name="P4">274</text:p>
            <text:p text:style-name="P4">275</text:p>
            <text:p text:style-name="P4">276</text:p>
            <text:p text:style-name="P4">277</text:p>
            <text:p text:style-name="P4">278</text:p>
            <text:p text:style-name="P4">279</text:p>
            <text:p text:style-name="P4">280</text:p>
            <text:p text:style-name="P4">281</text:p>
            <text:p text:style-name="P4">282</text:p>
            <text:p text:style-name="P4">283</text:p>
            <text:p text:style-name="P4">284</text:p>
            <text:p text:style-name="P4">285</text:p>
            <text:p text:style-name="P4">286</text:p>
            <text:p text:style-name="P4">287</text:p>
            <text:p text:style-name="P4">288</text:p>
            <text:p text:style-name="P4">289</text:p>
            <text:p text:style-name="P4">290</text:p>
            <text:p text:style-name="P4">291</text:p>
            <text:p text:style-name="P4">292</text:p>
            <text:p text:style-name="P4">293</text:p>
            <text:p text:style-name="P4">294</text:p>
            <text:p text:style-name="P4">295</text:p>
            <text:p text:style-name="P4">296</text:p>
            <text:p text:style-name="P4">297</text:p>
            <text:p text:style-name="P4">298</text:p>
            <text:p text:style-name="P4">299</text:p>
            <text:p text:style-name="P4">300</text:p>
            <text:p text:style-name="P4">301</text:p>
            <text:p text:style-name="P4">302</text:p>
            <text:p text:style-name="P4">303</text:p>
            <text:p text:style-name="P4">304</text:p>
            <text:p text:style-name="P4">305</text:p>
            <text:p text:style-name="P4">306</text:p>
            <text:p text:style-name="P4">307</text:p>
            <text:p text:style-name="P4">308</text:p>
            <text:p text:style-name="P4">309</text:p>
            <text:p text:style-name="P4">310</text:p>
            <text:p text:style-name="P4">311</text:p>
            <text:p text:style-name="P4">312</text:p>
            <text:p text:style-name="P4">313</text:p>
            <text:p text:style-name="P4">314</text:p>
            <text:p text:style-name="P4">315</text:p>
            <text:p text:style-name="P4">316</text:p>
            <text:p text:style-name="P4">317</text:p>
            <text:p text:style-name="P4">318</text:p>
            <text:p text:style-name="P4">319</text:p>
            <text:p text:style-name="P4">320</text:p>
            <text:p text:style-name="P4">321</text:p>
            <text:p text:style-name="P4">322</text:p>
            <text:p text:style-name="P4">323</text:p>
            <text:p text:style-name="P4">324</text:p>
            <text:p text:style-name="P4">325</text:p>
            <text:p text:style-name="P4">326</text:p>
            <text:p text:style-name="P4">327</text:p>
            <text:p text:style-name="P4">328</text:p>
            <text:p text:style-name="P4">329</text:p>
            <text:p text:style-name="P4">330</text:p>
            <text:p text:style-name="P4">331</text:p>
            <text:p text:style-name="P4">332</text:p>
            <text:p text:style-name="P4">333</text:p>
            <text:p text:style-name="P4">334</text:p>
            <text:p text:style-name="P4">335</text:p>
            <text:p text:style-name="P4">336</text:p>
            <text:p text:style-name="P4">337</text:p>
            <text:p text:style-name="P4">338</text:p>
            <text:p text:style-name="P4">339</text:p>
            <text:p text:style-name="P4">340</text:p>
            <text:p text:style-name="P4">341</text:p>
            <text:p text:style-name="P4">342</text:p>
            <text:p text:style-name="P4">343</text:p>
            <text:p text:style-name="P4">344</text:p>
            <text:p text:style-name="P4">345</text:p>
            <text:p text:style-name="P4"><text:soft-page-break/>346</text:p>
            <text:p text:style-name="P4">347</text:p>
            <text:p text:style-name="P4">348</text:p>
            <text:p text:style-name="P4">349</text:p>
            <text:p text:style-name="P4">350</text:p>
            <text:p text:style-name="P4">351</text:p>
            <text:p text:style-name="P4">352</text:p>
            <text:p text:style-name="P4">353</text:p>
            <text:p text:style-name="P4">354</text:p>
            <text:p text:style-name="P4">355</text:p>
            <text:p text:style-name="P4">356</text:p>
            <text:p text:style-name="P4">357</text:p>
            <text:p text:style-name="P4">358</text:p>
            <text:p text:style-name="P4">359</text:p>
            <text:p text:style-name="P4">360</text:p>
            <text:p text:style-name="P4">361</text:p>
            <text:p text:style-name="P4">362</text:p>
            <text:p text:style-name="P4">363</text:p>
            <text:p text:style-name="P4">364</text:p>
            <text:p text:style-name="P4">365</text:p>
            <text:p text:style-name="P4">366</text:p>
            <text:p text:style-name="P4">367</text:p>
            <text:p text:style-name="P4">368</text:p>
            <text:p text:style-name="P4">369</text:p>
            <text:p text:style-name="P4">370</text:p>
            <text:p text:style-name="P4">371</text:p>
            <text:p text:style-name="P4">372</text:p>
            <text:p text:style-name="P4">373</text:p>
            <text:p text:style-name="P4">374</text:p>
            <text:p text:style-name="P4">375</text:p>
            <text:p text:style-name="P4">376</text:p>
            <text:p text:style-name="P4">377</text:p>
            <text:p text:style-name="P4">378</text:p>
            <text:p text:style-name="P4">379</text:p>
            <text:p text:style-name="P4">380</text:p>
            <text:p text:style-name="P4">381</text:p>
            <text:p text:style-name="P4">382</text:p>
            <text:p text:style-name="P4">383</text:p>
            <text:p text:style-name="P4">384</text:p>
            <text:p text:style-name="P4">385</text:p>
            <text:p text:style-name="P4">386</text:p>
            <text:p text:style-name="P4">387</text:p>
            <text:p text:style-name="P4">388</text:p>
            <text:p text:style-name="P4">389</text:p>
            <text:p text:style-name="P4">390</text:p>
            <text:p text:style-name="P4">391</text:p>
            <text:p text:style-name="P4">392</text:p>
            <text:p text:style-name="P4">393</text:p>
            <text:p text:style-name="P4">394</text:p>
            <text:p text:style-name="P4">395</text:p>
            <text:p text:style-name="P4">396</text:p>
            <text:p text:style-name="P4">397</text:p>
            <text:p text:style-name="P4">398</text:p>
            <text:p text:style-name="P4">399</text:p>
            <text:p text:style-name="P4">400</text:p>
            <text:p text:style-name="P4">401</text:p>
            <text:p text:style-name="P4">402</text:p>
            <text:p text:style-name="P4">403</text:p>
            <text:p text:style-name="P4">404</text:p>
            <text:p text:style-name="P4">405</text:p>
            <text:p text:style-name="P4">406</text:p>
            <text:p text:style-name="P4">407</text:p>
            <text:p text:style-name="P4">408</text:p>
            <text:p text:style-name="P4">409</text:p>
            <text:p text:style-name="P4">410</text:p>
            <text:p text:style-name="P4">411</text:p>
            <text:p text:style-name="P4">412</text:p>
            <text:p text:style-name="P4">413</text:p>
            <text:p text:style-name="P4">414</text:p>
            <text:p text:style-name="P4">415</text:p>
            <text:p text:style-name="P4">416</text:p>
            <text:p text:style-name="P4">417</text:p>
            <text:p text:style-name="P4">418</text:p>
            <text:p text:style-name="P4">419</text:p>
            <text:p text:style-name="P4">420</text:p>
            <text:p text:style-name="P4">421</text:p>
            <text:p text:style-name="P4">422</text:p>
            <text:p text:style-name="P4">423</text:p>
            <text:p text:style-name="P4">424</text:p>
            <text:p text:style-name="P4"><text:soft-page-break/>425</text:p>
            <text:p text:style-name="P4">426</text:p>
            <text:p text:style-name="P4">427</text:p>
            <text:p text:style-name="P4">428</text:p>
            <text:p text:style-name="P4">429</text:p>
            <text:p text:style-name="P4">430</text:p>
            <text:p text:style-name="P4">431</text:p>
            <text:p text:style-name="P4">432</text:p>
            <text:p text:style-name="P4">433</text:p>
            <text:p text:style-name="P4">434</text:p>
            <text:p text:style-name="P4">435</text:p>
            <text:p text:style-name="P4">436</text:p>
            <text:p text:style-name="P4">437</text:p>
            <text:p text:style-name="P4">438</text:p>
            <text:p text:style-name="P4">439</text:p>
            <text:p text:style-name="P4">440</text:p>
            <text:p text:style-name="P4">441</text:p>
            <text:p text:style-name="P4">442</text:p>
            <text:p text:style-name="P4">443</text:p>
            <text:p text:style-name="P4">444</text:p>
            <text:p text:style-name="P4">445</text:p>
            <text:p text:style-name="P4">446</text:p>
            <text:p text:style-name="P4">447</text:p>
            <text:p text:style-name="P4">448</text:p>
            <text:p text:style-name="P4">449</text:p>
            <text:p text:style-name="P4">450</text:p>
            <text:p text:style-name="P4">451</text:p>
            <text:p text:style-name="P4">452</text:p>
            <text:p text:style-name="P4">453</text:p>
            <text:p text:style-name="P4">454</text:p>
            <text:p text:style-name="P4">455</text:p>
            <text:p text:style-name="P4">456</text:p>
            <text:p text:style-name="P4">457</text:p>
            <text:p text:style-name="P4">458</text:p>
            <text:p text:style-name="P4">459</text:p>
            <text:p text:style-name="P4">460</text:p>
            <text:p text:style-name="P4">461</text:p>
            <text:p text:style-name="P4">462</text:p>
            <text:p text:style-name="P4">463</text:p>
            <text:p text:style-name="P4">464</text:p>
            <text:p text:style-name="P4">465</text:p>
            <text:p text:style-name="P4">466</text:p>
            <text:p text:style-name="P4">467</text:p>
            <text:p text:style-name="P4">468</text:p>
            <text:p text:style-name="P4">469</text:p>
            <text:p text:style-name="P4">470</text:p>
            <text:p text:style-name="P4">471</text:p>
            <text:p text:style-name="P4">472</text:p>
            <text:p text:style-name="P4">473</text:p>
            <text:p text:style-name="P4">474</text:p>
            <text:p text:style-name="P4">475</text:p>
            <text:p text:style-name="P4">476</text:p>
            <text:p text:style-name="P4">477</text:p>
            <text:p text:style-name="P4">478</text:p>
            <text:p text:style-name="P6">479</text:p>
          </table:table-cell>
          <table:table-cell table:style-name="Table5.A1" office:value-type="string">
            <text:p text:style-name="P4"><text:span text:style-name="T1">module</text:span> <text:span text:style-name="T3">JJOO</text:span> (<text:span text:style-name="T4">JJOO</text:span>, <text:span text:style-name="T2">nuevoJ</text:span>, <text:span text:style-name="T2">anioJ</text:span>, <text:span text:style-name="T2">atletasJ</text:span>, <text:span text:style-name="T2">cantDiasJ</text:span>, <text:span text:style-name="T2">cronogramaJ</text:span>,</text:p>
            <text:p text:style-name="P4"><text:s text:c="13"/><text:span text:style-name="T2">jornadaActualJ</text:span>, <text:span text:style-name="T2">dePaseoJ</text:span>, <text:span text:style-name="T2">medalleroJ</text:span>,</text:p>
            <text:p text:style-name="P4"><text:s text:c="13"/><text:span text:style-name="T2">boicotPorDisciplinaJ</text:span>, <text:span text:style-name="T2">losMasFracasadosJ</text:span>, <text:span text:style-name="T2">liuSongJ</text:span>,</text:p>
            <text:p text:style-name="P4"><text:s text:c="13"/><text:span text:style-name="T2">stevenBradburyJ</text:span>, <text:span text:style-name="T2">uyOrdenadoAsiHayUnPatronJ</text:span>, <text:span text:style-name="T2">sequiaOlimpicaJ</text:span>,</text:p>
            <text:p text:style-name="P4"><text:s text:c="13"/><text:span text:style-name="T2">transcurrirDiaJ</text:span>)</text:p>
            <text:p text:style-name="P2">where</text:p>
            <text:p text:style-name="P4"/>
            <text:p text:style-name="P4"><text:span text:style-name="T1">import</text:span> <text:span text:style-name="T3">Tipos</text:span></text:p>
            <text:p text:style-name="P4"><text:span text:style-name="T1">import</text:span> <text:span text:style-name="T3">Atleta</text:span></text:p>
            <text:p text:style-name="P4"><text:span text:style-name="T1">import</text:span> <text:span text:style-name="T3">Competencia</text:span></text:p>
            <text:p text:style-name="P4"/>
            <text:p text:style-name="P4"><text:span text:style-name="T1">data</text:span> <text:span text:style-name="T4">JJOO</text:span> <text:span text:style-name="T5">=</text:span> <text:span text:style-name="T4">J</text:span> <text:span text:style-name="T4">Int</text:span> [<text:span text:style-name="T4">Atleta</text:span>] <text:span text:style-name="T4">Int</text:span></text:p>
            <text:p text:style-name="P4"><text:s text:c="10"/><text:span text:style-name="T6">|</text:span> <text:span text:style-name="T4">NuevoDia</text:span> [<text:span text:style-name="T4">Competencia</text:span>] <text:span text:style-name="T4">JJOO</text:span></text:p>
            <text:p text:style-name="P4"><text:s text:c="12"/><text:span text:style-name="T1">deriving</text:span> (<text:span text:style-name="T4">Show</text:span>)</text:p>
            <text:p text:style-name="P4"/>
            <text:p text:style-name="P4"><text:span text:style-name="T2">nuevoJ</text:span> <text:span text:style-name="T5">::</text:span> <text:span text:style-name="T4">Int</text:span> <text:span text:style-name="T5">-&gt;</text:span> [<text:span text:style-name="T4">Atleta</text:span>] <text:span text:style-name="T5">-&gt;</text:span> [[<text:span text:style-name="T4">Competencia</text:span>]] <text:span text:style-name="T5">-&gt;</text:span> <text:span text:style-name="T4">JJOO</text:span></text:p>
            <text:p text:style-name="P4"><text:span text:style-name="T2">nuevoJ</text:span> anio atletas <text:span text:style-name="T4">[]</text:span> <text:span text:style-name="T5">=</text:span> (<text:span text:style-name="T4">J</text:span> anio atletas <text:span text:style-name="T6">1</text:span>)</text:p>
            <text:p text:style-name="P4"><text:span text:style-name="T2">nuevoJ</text:span> anio atletas xs <text:span text:style-name="T5">=</text:span> <text:span text:style-name="T4">NuevoDia</text:span> (last xs) (nuevoJ anio atletas (init xs))</text:p>
            <text:p text:style-name="P4"/>
            <text:p text:style-name="P4"><text:span text:style-name="T2">anioJ</text:span> <text:span text:style-name="T5">::</text:span> <text:span text:style-name="T4">JJOO</text:span> <text:span text:style-name="T5">-&gt;</text:span> <text:span text:style-name="T4">Int</text:span></text:p>
            <text:p text:style-name="P4"><text:span text:style-name="T2">anioJ</text:span> (<text:span text:style-name="T4">J</text:span> anio <text:span text:style-name="T1">_</text:span> <text:span text:style-name="T1">_</text:span>) <text:span text:style-name="T5">=</text:span> anio</text:p>
            <text:p text:style-name="P4"><text:span text:style-name="T2">anioJ</text:span> (<text:span text:style-name="T4">NuevoDia</text:span> <text:span text:style-name="T1">_</text:span> juegos) <text:span text:style-name="T5">=</text:span> anioJ juegos</text:p>
            <text:p text:style-name="P4"/>
            <text:p text:style-name="P4"><text:span text:style-name="T2">atletasJ</text:span> <text:span text:style-name="T5">::</text:span> <text:span text:style-name="T4">JJOO</text:span> <text:span text:style-name="T5">-&gt;</text:span> [<text:span text:style-name="T4">Atleta</text:span>]</text:p>
            <text:p text:style-name="P4"><text:span text:style-name="T2">atletasJ</text:span> (<text:span text:style-name="T4">J</text:span> <text:span text:style-name="T1">_</text:span> atletas <text:span text:style-name="T1">_</text:span>) <text:span text:style-name="T5">=</text:span> atletas</text:p>
            <text:p text:style-name="P4"><text:span text:style-name="T2">atletasJ</text:span> (<text:span text:style-name="T4">NuevoDia</text:span> <text:span text:style-name="T1">_</text:span> juegos) <text:span text:style-name="T5">=</text:span> atletasJ juegos</text:p>
            <text:p text:style-name="P4"/>
            <text:p text:style-name="P4"><text:span text:style-name="T2">cantDiasJ</text:span> <text:span text:style-name="T5">::</text:span> <text:span text:style-name="T4">JJOO</text:span> <text:span text:style-name="T5">-&gt;</text:span> <text:span text:style-name="T4">Int</text:span></text:p>
            <text:p text:style-name="P4"><text:span text:style-name="T2">cantDiasJ</text:span> (<text:span text:style-name="T4">J</text:span> <text:span text:style-name="T1">_</text:span> <text:span text:style-name="T1">_</text:span> <text:span text:style-name="T1">_</text:span>) <text:span text:style-name="T5">=</text:span> <text:span text:style-name="T6">0</text:span></text:p>
            <text:p text:style-name="P4"><text:soft-page-break/><text:span text:style-name="T2">cantDiasJ</text:span> (<text:span text:style-name="T4">NuevoDia</text:span> <text:span text:style-name="T1">_</text:span> juegos) <text:span text:style-name="T5">=</text:span> <text:span text:style-name="T6">1</text:span> <text:span text:style-name="T6">+</text:span> cantDiasJ juegos</text:p>
            <text:p text:style-name="P4"/>
            <text:p text:style-name="P4"><text:span text:style-name="T2">cronogramaJ</text:span> <text:span text:style-name="T5">::</text:span> <text:span text:style-name="T4">JJOO</text:span> <text:span text:style-name="T5">-&gt;</text:span> <text:span text:style-name="T4">Int</text:span> <text:span text:style-name="T5">-&gt;</text:span> [<text:span text:style-name="T4">Competencia</text:span>]</text:p>
            <text:p text:style-name="P4"><text:span text:style-name="T2">cronogramaJ</text:span> (<text:span text:style-name="T4">J</text:span> <text:span text:style-name="T1">_</text:span> <text:span text:style-name="T1">_</text:span> <text:span text:style-name="T1">_</text:span>) <text:span text:style-name="T1">_</text:span> <text:span text:style-name="T5">=</text:span> <text:span text:style-name="T4">[]</text:span></text:p>
            <text:p text:style-name="P4"><text:span text:style-name="T2">cronogramaJ</text:span> (<text:span text:style-name="T4">NuevoDia</text:span> competencias juegos) dias </text:p>
            <text:p text:style-name="P4"><text:s text:c="4"/><text:span text:style-name="T6">|</text:span> dias <text:span text:style-name="T6">==</text:span> (cantDiasJ juegos) <text:span text:style-name="T6">+</text:span> <text:span text:style-name="T6">1</text:span> <text:span text:style-name="T5">=</text:span> competencias</text:p>
            <text:p text:style-name="P4"><text:s text:c="4"/><text:span text:style-name="T6">|</text:span> otherwise <text:s text:c="21"/><text:span text:style-name="T5">=</text:span> cronogramaJ juegos dias</text:p>
            <text:p text:style-name="P4"/>
            <text:p text:style-name="P4"><text:span text:style-name="T2">jornadaActualJ</text:span> <text:span text:style-name="T5">::</text:span> <text:span text:style-name="T4">JJOO</text:span> <text:span text:style-name="T5">-&gt;</text:span> <text:span text:style-name="T4">Int</text:span></text:p>
            <text:p text:style-name="P4"><text:span text:style-name="T2">jornadaActualJ</text:span> (<text:span text:style-name="T4">J</text:span> <text:span text:style-name="T1">_</text:span> <text:span text:style-name="T1">_</text:span> jornadaActual) <text:span text:style-name="T5">=</text:span> jornadaActual</text:p>
            <text:p text:style-name="P4"><text:span text:style-name="T2">jornadaActualJ</text:span> (<text:span text:style-name="T4">NuevoDia</text:span> <text:span text:style-name="T1">_</text:span> juegos) <text:span text:style-name="T5">=</text:span> jornadaActualJ juegos</text:p>
            <text:p text:style-name="P4"/>
            <text:p text:style-name="P4"/>
            <text:p text:style-name="P3">-------------------------------------------------------------------------------</text:p>
            <text:p text:style-name="P3">-- dePaseoJ --------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dePaseoJ</text:span> <text:span text:style-name="T5">::</text:span> <text:span text:style-name="T4">JJOO</text:span> <text:span text:style-name="T5">-&gt;</text:span> [<text:span text:style-name="T4">Atleta</text:span>]</text:p>
            <text:p text:style-name="P4"><text:span text:style-name="T2">dePaseoJ</text:span> (<text:span text:style-name="T4">J</text:span> <text:span text:style-name="T1">_</text:span> atletas <text:span text:style-name="T1">_</text:span>) <text:s text:c="9"/><text:span text:style-name="T5">=</text:span> atletas</text:p>
            <text:p text:style-name="P4"><text:span text:style-name="T2">dePaseoJ</text:span> (<text:span text:style-name="T4">NuevoDia</text:span> <text:span text:style-name="T4">[]</text:span> juegos) <text:s text:c="4"/><text:span text:style-name="T5">=</text:span> dePaseoJ juegos</text:p>
            <text:p text:style-name="P4"><text:span text:style-name="T2">dePaseoJ</text:span> (<text:span text:style-name="T4">NuevoDia</text:span> (x<text:span text:style-name="T4">:</text:span>xs) juegos) <text:span text:style-name="T5">=</text:span> dePaseoJ (juegoSinAtletas (<text:span text:style-name="T4">NuevoDia</text:span> xs juegos) (participantesC x)) </text:p>
            <text:p text:style-name="P4"/>
            <text:p text:style-name="P4"><text:span text:style-name="T2">juegoSinAtletas</text:span> <text:span text:style-name="T5">::</text:span> <text:span text:style-name="T4">JJOO</text:span> <text:span text:style-name="T5">-&gt;</text:span> [<text:span text:style-name="T4">Atleta</text:span>] <text:span text:style-name="T5">-&gt;</text:span> <text:span text:style-name="T4">JJOO</text:span></text:p>
            <text:p text:style-name="P4"><text:span text:style-name="T2">juegoSinAtletas</text:span> (<text:span text:style-name="T4">J</text:span> anio atletas d) atletasARemover <text:span text:style-name="T5">=</text:span> (<text:span text:style-name="T4">J</text:span> anio (removerAtletas atletas atletasARemover) d)</text:p>
            <text:p text:style-name="P4"><text:span text:style-name="T2">juegoSinAtletas</text:span> (<text:span text:style-name="T4">NuevoDia</text:span> c j) atletasARemover <text:s text:c="4"/><text:span text:style-name="T5">=</text:span> (<text:span text:style-name="T4">NuevoDia</text:span> c (juegoSinAtletas j atletasARemover))</text:p>
            <text:p text:style-name="P4"/>
            <text:p text:style-name="P4"><text:span text:style-name="T2">removerAtletas</text:span> <text:span text:style-name="T5">::</text:span> [<text:span text:style-name="T4">Atleta</text:span>] <text:span text:style-name="T5">-&gt;</text:span> [<text:span text:style-name="T4">Atleta</text:span>] <text:span text:style-name="T5">-&gt;</text:span> [<text:span text:style-name="T4">Atleta</text:span>]</text:p>
            <text:p text:style-name="P4"><text:span text:style-name="T2">removerAtletas</text:span> atletas <text:span text:style-name="T4">[]</text:span> <text:span text:style-name="T5">=</text:span> atletas </text:p>
            <text:p text:style-name="P4"><text:span text:style-name="T2">removerAtletas</text:span> <text:span text:style-name="T4">[]</text:span> <text:span text:style-name="T1">_</text:span> <text:s text:c="6"/><text:span text:style-name="T5">=</text:span> <text:span text:style-name="T4">[]</text:span></text:p>
            <text:p text:style-name="P4"><text:span text:style-name="T2">removerAtletas</text:span> (x<text:span text:style-name="T4">:</text:span>xs) atletasARemover</text:p>
            <text:p text:style-name="P4"><text:s text:c="4"/><text:span text:style-name="T6">|</text:span> elem (ciaNumberA x) (auxAtletasACias atletasARemover) <text:span text:style-name="T5">=</text:span> removerAtletas xs atletasARemover</text:p>
            <text:p text:style-name="P4"><text:s text:c="4"/><text:span text:style-name="T6">|</text:span> otherwise <text:span text:style-name="T5">=</text:span> x <text:span text:style-name="T4">:</text:span> (removerAtletas xs atletasARemover)</text:p>
            <text:p text:style-name="P4"/>
            <text:p text:style-name="P4"><text:span text:style-name="T2">auxAtletasACias</text:span> <text:span text:style-name="T5">::</text:span> [<text:span text:style-name="T4">Atleta</text:span>] <text:span text:style-name="T5">-&gt;</text:span> [<text:span text:style-name="T4">Int</text:span>]</text:p>
            <text:p text:style-name="P4"><text:span text:style-name="T2">auxAtletasACias</text:span> <text:span text:style-name="T4">[]</text:span> <text:span text:style-name="T5">=</text:span> <text:span text:style-name="T4">[]</text:span></text:p>
            <text:p text:style-name="P4"><text:span text:style-name="T2">auxAtletasACias</text:span> (atle<text:span text:style-name="T4">:</text:span>atletas) <text:span text:style-name="T5">=</text:span> (ciaNumberA atle) <text:span text:style-name="T4">:</text:span> (auxAtletasACias atletas)</text:p>
            <text:p text:style-name="P4"/>
            <text:p text:style-name="P3">-------------------------------------------------------------------------------</text:p>
            <text:p text:style-name="P3">-- Fin de dePaseoJ ------------------------------------------------------------</text:p>
            <text:p text:style-name="P3">------------------------------------------------------------------------------- <text:s text:c="3"/></text:p>
            <text:p text:style-name="P4"/>
            <text:p text:style-name="P4"/>
            <text:p text:style-name="P3">-------------------------------------------------------------------------------</text:p>
            <text:p text:style-name="P3">-- medalleroJ ------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medalleroJ</text:span> <text:span text:style-name="T5">::</text:span> <text:span text:style-name="T4">JJOO</text:span> <text:span text:style-name="T5">-&gt;</text:span> [(<text:span text:style-name="T4">Pais</text:span>, [<text:span text:style-name="T4">Int</text:span>])]</text:p>
            <text:p text:style-name="P4"><text:span text:style-name="T2">medalleroJ</text:span> j <text:span text:style-name="T5">=</text:span> medallero (paisesGanadoresOrdenados j)</text:p>
            <text:p text:style-name="P4"><text:s text:c="4"/><text:span text:style-name="T1">where</text:span> medallero <text:span text:style-name="T4">[]</text:span> <text:span text:style-name="T5">=</text:span> <text:span text:style-name="T4">[]</text:span></text:p>
            <text:p text:style-name="P4"><text:s text:c="10"/>medallero (x<text:span text:style-name="T4">:</text:span>xs) <text:span text:style-name="T5">=</text:span> (medalleroPorPais x j) <text:span text:style-name="T4">:</text:span> medallero xs</text:p>
            <text:p text:style-name="P4"/>
            <text:p text:style-name="P4"><text:span text:style-name="T2">paisesGanadoresOrdenados</text:span> <text:span text:style-name="T5">::</text:span> <text:span text:style-name="T4">JJOO</text:span> <text:span text:style-name="T5">-&gt;</text:span> [<text:span text:style-name="T4">Pais</text:span>]</text:p>
            <text:p text:style-name="P4"><text:span text:style-name="T2">paisesGanadoresOrdenados</text:span> j <text:span text:style-name="T5">=</text:span> ordenar (paisesGanadores j)</text:p>
            <text:p text:style-name="P4"><text:s text:c="4"/><text:span text:style-name="T1">where</text:span> ordenar <text:span text:style-name="T4">[]</text:span> <text:span text:style-name="T5">=</text:span> <text:span text:style-name="T4">[]</text:span></text:p>
            <text:p text:style-name="P4"><text:s text:c="10"/>ordenar [p] <text:span text:style-name="T5">=</text:span> [p]</text:p>
            <text:p text:style-name="P4"><text:s text:c="10"/>ordenar (p1<text:span text:style-name="T4">:</text:span>p2<text:span text:style-name="T4">:</text:span>ps) <text:span text:style-name="T5">=</text:span> bubbleSort (p1<text:span text:style-name="T4">:</text:span>p2<text:span text:style-name="T4">:</text:span>ps) <text:span text:style-name="T4">[]</text:span> <text:span text:style-name="T4">False</text:span></text:p>
            <text:p text:style-name="P4"><text:s text:c="10"/>bubbleSort (p1<text:span text:style-name="T4">:</text:span>p2<text:span text:style-name="T4">:</text:span>ps) acc flag</text:p>
            <text:p text:style-name="P4"><text:s text:c="12"/><text:span text:style-name="T6">|</text:span> (tieneMasMedallas p1 p2 j) <text:span text:style-name="T5">=</text:span> bubbleSort (p2<text:span text:style-name="T4">:</text:span>ps) (acc <text:span text:style-name="T6">++</text:span> [p1]) flag</text:p>
            <text:p text:style-name="P4"><text:s text:c="12"/><text:span text:style-name="T6">|</text:span> otherwise <text:s text:c="17"/><text:span text:style-name="T5">=</text:span> bubbleSort (p1<text:span text:style-name="T4">:</text:span>ps) (acc <text:span text:style-name="T6">++</text:span> [p2]) <text:span text:style-name="T4">True</text:span></text:p>
            <text:p text:style-name="P4"><text:s text:c="10"/>bubbleSort [p] acc flag</text:p>
            <text:p text:style-name="P4"><text:s text:c="12"/><text:span text:style-name="T6">|</text:span> flag <text:span text:style-name="T6">==</text:span> <text:span text:style-name="T4">True</text:span> <text:span text:style-name="T5">=</text:span> bubbleSort (acc <text:span text:style-name="T6">++</text:span> [p]) <text:span text:style-name="T4">[]</text:span> <text:span text:style-name="T4">False</text:span></text:p>
            <text:p text:style-name="P4"><text:s text:c="12"/><text:span text:style-name="T6">|</text:span> otherwise <text:s text:c="3"/><text:span text:style-name="T5">=</text:span> (acc <text:span text:style-name="T6">++</text:span> [p])</text:p>
            <text:p text:style-name="P4"/>
            <text:p text:style-name="P4"><text:span text:style-name="T2">paisesGanadores</text:span> <text:span text:style-name="T5">::</text:span> <text:span text:style-name="T4">JJOO</text:span> <text:span text:style-name="T5">-&gt;</text:span> [<text:span text:style-name="T4">Pais</text:span>]</text:p>
            <text:p text:style-name="P4"><text:span text:style-name="T2">paisesGanadores</text:span> j <text:span text:style-name="T5">=</text:span> sinRepetidos (obtenerPaises ((medallistas <text:span text:style-name="T6">0</text:span> j) <text:span text:style-name="T6">++</text:span></text:p>
            <text:p text:style-name="P4"><text:s text:c="49"/>(medallistas <text:span text:style-name="T6">1</text:span> j) <text:span text:style-name="T6">++</text:span></text:p>
            <text:p text:style-name="P4"><text:s text:c="49"/>(medallistas <text:span text:style-name="T6">2</text:span> j)))</text:p>
            <text:p text:style-name="P4"><text:s text:c="4"/><text:span text:style-name="T1">where</text:span> obtenerPaises <text:span text:style-name="T4">[]</text:span> <text:span text:style-name="T5">=</text:span> <text:span text:style-name="T4">[]</text:span></text:p>
            <text:p text:style-name="P4"><text:s text:c="10"/>obtenerPaises (x<text:span text:style-name="T4">:</text:span>xs) <text:span text:style-name="T5">=</text:span> (nacionalidadA x) <text:span text:style-name="T4">:</text:span> obtenerPaises xs</text:p>
            <text:p text:style-name="P4"/>
            <text:p text:style-name="P3">-- Devuelve los elementos de una lista sin repetir.</text:p>
            <text:p text:style-name="P4"><text:span text:style-name="T2">sinRepetidos</text:span> <text:span text:style-name="T5">::</text:span> <text:span text:style-name="T4">Eq</text:span> a <text:span text:style-name="T5">=&gt;</text:span> [a] <text:span text:style-name="T5">-&gt;</text:span> [a]</text:p>
            <text:p text:style-name="P4"><text:span text:style-name="T2">sinRepetidos</text:span> <text:span text:style-name="T4">[]</text:span> <text:span text:style-name="T5">=</text:span> <text:span text:style-name="T4">[]</text:span></text:p>
            <text:p text:style-name="P4"><text:span text:style-name="T2">sinRepetidos</text:span> (x<text:span text:style-name="T4">:</text:span>xs) <text:span text:style-name="T5">=</text:span> <text:span text:style-name="T1">if</text:span> (elem (last (x<text:span text:style-name="T4">:</text:span>xs)) (init (x<text:span text:style-name="T4">:</text:span>xs)))</text:p>
            <text:p text:style-name="P4"><text:s text:c="25"/><text:span text:style-name="T1">then</text:span> sinRepetidos (init (x<text:span text:style-name="T4">:</text:span>xs))</text:p>
            <text:p text:style-name="P4"><text:s text:c="25"/><text:span text:style-name="T1">else</text:span> (sinRepetidos (init (x<text:span text:style-name="T4">:</text:span>xs))) <text:span text:style-name="T6">++</text:span> [last (x<text:span text:style-name="T4">:</text:span>xs)]</text:p>
            <text:p text:style-name="P4"/>
            <text:p text:style-name="P3">-- Dados unos JJOO y una posiciÃ³n, devuelve todos los atletas</text:p>
            <text:p text:style-name="P3">-- que finalizaron alguna competencia en esa posiciÃ³n.</text:p>
            <text:p text:style-name="P4"><text:soft-page-break/><text:span text:style-name="T2">medallistas</text:span> <text:span text:style-name="T5">::</text:span> <text:span text:style-name="T4">Int</text:span> <text:span text:style-name="T5">-&gt;</text:span> <text:span text:style-name="T4">JJOO</text:span> <text:span text:style-name="T5">-&gt;</text:span> [<text:span text:style-name="T4">Atleta</text:span>]</text:p>
            <text:p text:style-name="P4"><text:span text:style-name="T2">medallistas</text:span> m j <text:span text:style-name="T5">=</text:span> obtenerMedallistas (competenciasFinalizadas j) m</text:p>
            <text:p text:style-name="P4"><text:s text:c="4"/><text:span text:style-name="T1">where</text:span> obtenerMedallistas <text:span text:style-name="T4">[]</text:span> m <text:span text:style-name="T5">=</text:span> <text:span text:style-name="T4">[]</text:span></text:p>
            <text:p text:style-name="P4"><text:s text:c="10"/>obtenerMedallistas (x<text:span text:style-name="T4">:</text:span>xs) m</text:p>
            <text:p text:style-name="P4"><text:s text:c="14"/><text:span text:style-name="T6">|</text:span> (length (rankingC x)) <text:span text:style-name="T6">&lt;=</text:span> m <text:span text:style-name="T5">=</text:span> obtenerMedallistas xs m</text:p>
            <text:p text:style-name="P4"><text:s text:c="14"/><text:span text:style-name="T6">|</text:span> otherwise <text:s text:c="17"/><text:span text:style-name="T5">=</text:span> (rankingC x <text:span text:style-name="T6">!!</text:span> m) <text:span text:style-name="T4">:</text:span> obtenerMedallistas xs m</text:p>
            <text:p text:style-name="P4"/>
            <text:p text:style-name="P3">-- Devuelve las competencias finalizadas hasta la jornada actual inclusive. </text:p>
            <text:p text:style-name="P4"><text:span text:style-name="T2">competenciasFinalizadas</text:span> <text:span text:style-name="T5">::</text:span> <text:span text:style-name="T4">JJOO</text:span> <text:span text:style-name="T5">-&gt;</text:span> [<text:span text:style-name="T4">Competencia</text:span>]</text:p>
            <text:p text:style-name="P4"><text:span text:style-name="T2">competenciasFinalizadas</text:span> j <text:span text:style-name="T5">=</text:span> competencias (jornadaActualJ j) j</text:p>
            <text:p text:style-name="P4"><text:s text:c="4"/><text:span text:style-name="T1">where</text:span> competencias <text:span text:style-name="T6">1</text:span> j <text:span text:style-name="T5">=</text:span> soloFinalizadas (cronogramaJ j <text:span text:style-name="T6">1</text:span>)</text:p>
            <text:p text:style-name="P4"><text:s text:c="10"/>competencias d j <text:span text:style-name="T5">=</text:span> soloFinalizadas (cronogramaJ j d) <text:span text:style-name="T6">++</text:span> (competencias (d <text:span text:style-name="T6">-</text:span> <text:span text:style-name="T6">1</text:span>) j)</text:p>
            <text:p text:style-name="P4"><text:s text:c="10"/>soloFinalizadas <text:span text:style-name="T4">[]</text:span> <text:span text:style-name="T5">=</text:span> <text:span text:style-name="T4">[]</text:span></text:p>
            <text:p text:style-name="P4"><text:s text:c="10"/>soloFinalizadas (c<text:span text:style-name="T4">:</text:span>cs) <text:span text:style-name="T5">=</text:span> <text:span text:style-name="T1">if</text:span> finalizadaC c</text:p>
            <text:p text:style-name="P4"><text:s text:c="35"/><text:span text:style-name="T1">then</text:span> c <text:span text:style-name="T4">:</text:span> soloFinalizadas cs</text:p>
            <text:p text:style-name="P4"><text:s text:c="35"/><text:span text:style-name="T1">else</text:span> soloFinalizadas cs</text:p>
            <text:p text:style-name="P4"/>
            <text:p text:style-name="P4"><text:span text:style-name="T2">tieneMasMedallas</text:span> <text:span text:style-name="T5">::</text:span> <text:span text:style-name="T4">Pais</text:span> <text:span text:style-name="T5">-&gt;</text:span> <text:span text:style-name="T4">Pais</text:span> <text:span text:style-name="T5">-&gt;</text:span> <text:span text:style-name="T4">JJOO</text:span> <text:span text:style-name="T5">-&gt;</text:span> <text:span text:style-name="T4">Bool</text:span></text:p>
            <text:p text:style-name="P4"><text:span text:style-name="T2">tieneMasMedallas</text:span> p1 p2 j <text:span text:style-name="T5">=</text:span></text:p>
            <text:p text:style-name="P4"><text:s text:c="9"/>(m1 <text:span text:style-name="T6">!!</text:span> <text:span text:style-name="T6">0</text:span> <text:span text:style-name="T6">&gt;</text:span> <text:s/>m2 <text:span text:style-name="T6">!!</text:span> <text:span text:style-name="T6">0</text:span>) <text:span text:style-name="T6">||</text:span></text:p>
            <text:p text:style-name="P4"><text:s text:c="8"/>((m1 <text:span text:style-name="T6">!!</text:span> <text:span text:style-name="T6">0</text:span> <text:span text:style-name="T6">==</text:span> m2 <text:span text:style-name="T6">!!</text:span> <text:span text:style-name="T6">0</text:span>) <text:span text:style-name="T6">&amp;&amp;</text:span> (m1 <text:span text:style-name="T6">!!</text:span> <text:span text:style-name="T6">1</text:span> <text:span text:style-name="T6">&gt;</text:span> <text:s/>m2 <text:span text:style-name="T6">!!</text:span> <text:span text:style-name="T6">1</text:span>)) <text:span text:style-name="T6">||</text:span></text:p>
            <text:p text:style-name="P4"><text:s text:c="8"/>((m1 <text:span text:style-name="T6">!!</text:span> <text:span text:style-name="T6">0</text:span> <text:span text:style-name="T6">==</text:span> m2 <text:span text:style-name="T6">!!</text:span> <text:span text:style-name="T6">0</text:span>) <text:span text:style-name="T6">&amp;&amp;</text:span> (m1 <text:span text:style-name="T6">!!</text:span> <text:span text:style-name="T6">1</text:span> <text:span text:style-name="T6">==</text:span> m2 <text:span text:style-name="T6">!!</text:span> <text:span text:style-name="T6">1</text:span>) <text:span text:style-name="T6">&amp;&amp;</text:span> (m1 <text:span text:style-name="T6">!!</text:span> <text:span text:style-name="T6">2</text:span> <text:span text:style-name="T6">&gt;=</text:span> m2 <text:span text:style-name="T6">!!</text:span> <text:span text:style-name="T6">2</text:span>))</text:p>
            <text:p text:style-name="P4"><text:s text:c="4"/><text:span text:style-name="T1">where</text:span> m1 <text:span text:style-name="T5">=</text:span> snd (medalleroPorPais p1 j)</text:p>
            <text:p text:style-name="P4"><text:s text:c="10"/>m2 <text:span text:style-name="T5">=</text:span> snd (medalleroPorPais p2 j)</text:p>
            <text:p text:style-name="P4"/>
            <text:p text:style-name="P4"><text:span text:style-name="T2">medalleroPorPais</text:span> <text:span text:style-name="T5">::</text:span> <text:span text:style-name="T4">Pais</text:span> <text:span text:style-name="T5">-&gt;</text:span> <text:span text:style-name="T4">JJOO</text:span> <text:span text:style-name="T5">-&gt;</text:span> (<text:span text:style-name="T4">Pais</text:span>, [<text:span text:style-name="T4">Int</text:span>])</text:p>
            <text:p text:style-name="P4"><text:span text:style-name="T2">medalleroPorPais</text:span> p j <text:span text:style-name="T5">=</text:span> (p, (medallero p j))</text:p>
            <text:p text:style-name="P4"><text:s text:c="4"/><text:span text:style-name="T1">where</text:span> medallero p j <text:span text:style-name="T5">=</text:span> [length (medallas p <text:span text:style-name="T6">0</text:span> j),</text:p>
            <text:p text:style-name="P4"><text:s text:c="27"/>length (medallas p <text:span text:style-name="T6">1</text:span> j),</text:p>
            <text:p text:style-name="P4"><text:s text:c="27"/>length (medallas p <text:span text:style-name="T6">2</text:span> j)]</text:p>
            <text:p text:style-name="P4"><text:s text:c="10"/>medallas p m j <text:span text:style-name="T5">=</text:span> filtrarPorPais p (medallistas m j)</text:p>
            <text:p text:style-name="P4"><text:s text:c="10"/>filtrarPorPais p <text:span text:style-name="T4">[]</text:span> <text:span text:style-name="T5">=</text:span> <text:span text:style-name="T4">[]</text:span></text:p>
            <text:p text:style-name="P4"><text:s text:c="10"/>filtrarPorPais p (x<text:span text:style-name="T4">:</text:span>xs) <text:span text:style-name="T5">=</text:span> <text:span text:style-name="T1">if</text:span> nacionalidadA x <text:span text:style-name="T6">==</text:span> p</text:p>
            <text:p text:style-name="P4"><text:s text:c="36"/><text:span text:style-name="T1">then</text:span> x <text:span text:style-name="T4">:</text:span> (filtrarPorPais p xs)</text:p>
            <text:p text:style-name="P4"><text:s text:c="36"/><text:span text:style-name="T1">else</text:span> filtrarPorPais p xs</text:p>
            <text:p text:style-name="P4"/>
            <text:p text:style-name="P3">-------------------------------------------------------------------------------</text:p>
            <text:p text:style-name="P3">-- Fin de medalleroJ 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/>
            <text:p text:style-name="P3">-------------------------------------------------------------------------------</text:p>
            <text:p text:style-name="P3">-- transcurrirDiaJ -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transcurrirDiaJ</text:span> <text:span text:style-name="T5">::</text:span> <text:span text:style-name="T4">JJOO</text:span> <text:span text:style-name="T5">-&gt;</text:span> <text:span text:style-name="T4">JJOO</text:span></text:p>
            <text:p text:style-name="P4"><text:span text:style-name="T2">transcurrirDiaJ</text:span> j <text:span text:style-name="T5">=</text:span> transcurrir j ((cantDiasJ j) <text:span text:style-name="T6">-</text:span> (jornadaActualJ j))</text:p>
            <text:p text:style-name="P4"><text:s text:c="4"/><text:span text:style-name="T1">where</text:span> transcurrir (<text:span text:style-name="T4">J</text:span> anio atletas diaActual) <text:span text:style-name="T1">_</text:span> <text:span text:style-name="T5">=</text:span> (<text:span text:style-name="T4">J</text:span> anio atletas (diaActual <text:span text:style-name="T6">+</text:span> <text:span text:style-name="T6">1</text:span>))</text:p>
            <text:p text:style-name="P4"><text:s text:c="10"/>transcurrir (<text:span text:style-name="T4">NuevoDia</text:span> cs j) <text:span text:style-name="T6">0</text:span> <text:span text:style-name="T5">=</text:span> (<text:span text:style-name="T4">NuevoDia</text:span> (auxFinalizarCompetencias cs) (transcurrir j (<text:span text:style-name="T6">-1</text:span>)))</text:p>
            <text:p text:style-name="P4"><text:s text:c="10"/>transcurrir (<text:span text:style-name="T4">NuevoDia</text:span> cs j) i <text:span text:style-name="T5">=</text:span> (<text:span text:style-name="T4">NuevoDia</text:span> cs (transcurrir j (i <text:span text:style-name="T6">-</text:span> <text:span text:style-name="T6">1</text:span>)))</text:p>
            <text:p text:style-name="P4"/>
            <text:p text:style-name="P4"><text:span text:style-name="T2">auxFinalizarCompetencias</text:span> <text:span text:style-name="T5">::</text:span> [<text:span text:style-name="T4">Competencia</text:span>] <text:span text:style-name="T5">-&gt;</text:span> [<text:span text:style-name="T4">Competencia</text:span>]</text:p>
            <text:p text:style-name="P4"><text:span text:style-name="T2">auxFinalizarCompetencias</text:span> <text:span text:style-name="T4">[]</text:span> <text:span text:style-name="T5">=</text:span> <text:span text:style-name="T4">[]</text:span></text:p>
            <text:p text:style-name="P4"><text:span text:style-name="T2">auxFinalizarCompetencias</text:span> (compe<text:span text:style-name="T4">:</text:span>competencias)</text:p>
            <text:p text:style-name="P4"><text:s text:c="4"/><text:span text:style-name="T6">|</text:span> finalizadaC compe <text:span text:style-name="T5">=</text:span> compe <text:span text:style-name="T4">:</text:span> (auxFinalizarCompetencias competencias)</text:p>
            <text:p text:style-name="P4"><text:s text:c="4"/><text:span text:style-name="T6">|</text:span> otherwise <text:s text:c="8"/><text:span text:style-name="T5">=</text:span> (finalizarC compe</text:p>
            <text:p text:style-name="P4"><text:s text:c="38"/>(auxCrearRanking (participantesC compe) (categoriaC compe))</text:p>
            <text:p text:style-name="P4"><text:s text:c="38"/>(auxCrearDopping compe))</text:p>
            <text:p text:style-name="P4"><text:s text:c="32"/><text:span text:style-name="T4">:</text:span> (auxFinalizarCompetencias competencias)</text:p>
            <text:p text:style-name="P4"/>
            <text:p text:style-name="P4"><text:span text:style-name="T2">auxCrearRanking</text:span> <text:span text:style-name="T5">::</text:span> [<text:span text:style-name="T4">Atleta</text:span>] <text:span text:style-name="T5">-&gt;</text:span> <text:span text:style-name="T4">Categoria</text:span> <text:span text:style-name="T5">-&gt;</text:span> [<text:span text:style-name="T4">Int</text:span>]</text:p>
            <text:p text:style-name="P4"><text:span text:style-name="T2">auxCrearRanking</text:span> <text:span text:style-name="T4">[]</text:span> <text:span text:style-name="T1">_</text:span> <text:span text:style-name="T5">=</text:span> <text:span text:style-name="T4">[]</text:span></text:p>
            <text:p text:style-name="P4"><text:span text:style-name="T2">auxCrearRanking</text:span> atletas cate <text:span text:style-name="T5">=</text:span></text:p>
            <text:p text:style-name="P4"><text:s text:c="4"/>(ciaNumberA (auxMayorCapacidad atletas cate (head atletas))) <text:span text:style-name="T4">:</text:span></text:p>
            <text:p text:style-name="P4"><text:s text:c="8"/>(auxCrearRanking (auxSacaUnaVez atletas (auxMayorCapacidad</text:p>
            <text:p text:style-name="P4"><text:s text:c="49"/>atletas cate (head atletas))) cate)</text:p>
            <text:p text:style-name="P4"/>
            <text:p text:style-name="P4"><text:span text:style-name="T2">auxSacaUnaVez</text:span> <text:span text:style-name="T5">::</text:span> [<text:span text:style-name="T4">Atleta</text:span>]<text:span text:style-name="T5">-&gt;</text:span> <text:span text:style-name="T4">Atleta</text:span> <text:span text:style-name="T5">-&gt;</text:span> [<text:span text:style-name="T4">Atleta</text:span>]</text:p>
            <text:p text:style-name="P4"><text:span text:style-name="T2">auxSacaUnaVez</text:span> <text:span text:style-name="T4">[]</text:span> at <text:span text:style-name="T5">=</text:span> <text:span text:style-name="T4">[]</text:span></text:p>
            <text:p text:style-name="P4"><text:span text:style-name="T2">auxSacaUnaVez</text:span> (atle<text:span text:style-name="T4">:</text:span>atletas) at</text:p>
            <text:p text:style-name="P4"><text:s text:c="4"/><text:span text:style-name="T6">|</text:span> (ciaNumberA atle) <text:span text:style-name="T6">==</text:span> (ciaNumberA at) <text:span text:style-name="T5">=</text:span> auxSacaUnaVez atletas at</text:p>
            <text:p text:style-name="P4"><text:s text:c="4"/><text:span text:style-name="T6">|</text:span> otherwise <text:s text:c="27"/><text:span text:style-name="T5">=</text:span> atle <text:span text:style-name="T4">:</text:span> (auxSacaUnaVez atletas at)</text:p>
            <text:p text:style-name="P4"/>
            <text:p text:style-name="P4"><text:span text:style-name="T2">auxMayorCapacidad</text:span> <text:span text:style-name="T5">::</text:span> [<text:span text:style-name="T4">Atleta</text:span>] <text:span text:style-name="T5">-&gt;</text:span> <text:span text:style-name="T4">Categoria</text:span> <text:span text:style-name="T5">-&gt;</text:span> <text:span text:style-name="T4">Atleta</text:span> <text:span text:style-name="T5">-&gt;</text:span> <text:span text:style-name="T4">Atleta</text:span></text:p>
            <text:p text:style-name="P4"><text:span text:style-name="T2">auxMayorCapacidad</text:span> <text:span text:style-name="T4">[]</text:span> <text:span text:style-name="T1">_</text:span> atleMax <text:span text:style-name="T5">=</text:span> atleMax</text:p>
            <text:p text:style-name="P4"><text:span text:style-name="T2">auxMayorCapacidad</text:span> (atleta<text:span text:style-name="T4">:</text:span>atletas) cate atleMax</text:p>
            <text:p text:style-name="P4"><text:s text:c="4"/><text:span text:style-name="T6">|</text:span> (capacidadA atleta (fst cate)) <text:span text:style-name="T6">&gt;=</text:span> (capacidadA atleMax (fst cate)) <text:span text:style-name="T5">=</text:span> </text:p>
            <text:p text:style-name="P4"><text:s text:c="8"/>auxMayorCapacidad atletas cate atleta</text:p>
            <text:p text:style-name="P4"><text:s text:c="4"/><text:span text:style-name="T6">|</text:span> otherwise <text:span text:style-name="T5">=</text:span> auxMayorCapacidad atletas cate atleMax</text:p>
            <text:p text:style-name="P4"><text:soft-page-break/></text:p>
            <text:p text:style-name="P4"><text:span text:style-name="T2">auxCrearDopping</text:span> <text:span text:style-name="T5">::</text:span> <text:span text:style-name="T4">Competencia</text:span> <text:span text:style-name="T5">-&gt;</text:span> [(<text:span text:style-name="T4">Int</text:span>, <text:span text:style-name="T4">Bool</text:span>)]</text:p>
            <text:p text:style-name="P4"><text:span text:style-name="T2">auxCrearDopping</text:span> c</text:p>
            <text:p text:style-name="P4"><text:s text:c="4"/><text:span text:style-name="T6">|</text:span> length (participantesC c) <text:span text:style-name="T6">&gt;=</text:span> <text:span text:style-name="T6">1</text:span> <text:span text:style-name="T5">=</text:span> [(ciaNumberA (head (participantesC c)), <text:span text:style-name="T4">False</text:span>)]</text:p>
            <text:p text:style-name="P4"><text:s text:c="4"/><text:span text:style-name="T6">|</text:span> otherwise <text:s text:c="23"/><text:span text:style-name="T5">=</text:span> <text:span text:style-name="T4">[]</text:span></text:p>
            <text:p text:style-name="P4"/>
            <text:p text:style-name="P3">-------------------------------------------------------------------------------</text:p>
            <text:p text:style-name="P3">-- Fin de transcurrirDiaJ -----------------------------------------------------</text:p>
            <text:p text:style-name="P3">-------------------------------------------------------------------------------</text:p>
            <text:p text:style-name="P4"/>
            <text:p text:style-name="P4"/>
            <text:p text:style-name="P3">-------------------------------------------------------------------------------</text:p>
            <text:p text:style-name="P3">-- boicotPorDisciplinaJ 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boicotPorDisciplinaJ</text:span> <text:span text:style-name="T5">::</text:span> <text:span text:style-name="T4">JJOO</text:span> <text:span text:style-name="T5">-&gt;</text:span> (<text:span text:style-name="T4">Deporte</text:span>, <text:span text:style-name="T4">Sexo</text:span>) <text:span text:style-name="T5">-&gt;</text:span> <text:span text:style-name="T4">Pais</text:span> <text:span text:style-name="T5">-&gt;</text:span> (<text:span text:style-name="T4">Int</text:span>, <text:span text:style-name="T4">JJOO</text:span>)</text:p>
            <text:p text:style-name="P4"><text:span text:style-name="T2">boicotPorDisciplinaJ</text:span> j cat p <text:span text:style-name="T5">=</text:span> (cantAtletasBoicoteados, boicotearJornada j)</text:p>
            <text:p text:style-name="P4"><text:s text:c="4"/><text:span text:style-name="T1">where</text:span> boicotearJornada (<text:span text:style-name="T4">J</text:span> x y z) <text:span text:style-name="T5">=</text:span> (<text:span text:style-name="T4">J</text:span> x y z)</text:p>
            <text:p text:style-name="P4"><text:s text:c="10"/>boicotearJornada (<text:span text:style-name="T4">NuevoDia</text:span> cs j) <text:span text:style-name="T5">=</text:span> (<text:span text:style-name="T4">NuevoDia</text:span> (boicotearCategorias cs)</text:p>
            <text:p text:style-name="P4"><text:s text:c="55"/>(boicotearJornada j))</text:p>
            <text:p text:style-name="P4"><text:s text:c="10"/>boicotearCategorias <text:span text:style-name="T4">[]</text:span> <text:span text:style-name="T5">=</text:span> <text:span text:style-name="T4">[]</text:span></text:p>
            <text:p text:style-name="P4"><text:s text:c="10"/>boicotearCategorias (x<text:span text:style-name="T4">:</text:span>xs) </text:p>
            <text:p text:style-name="P4"><text:s text:c="12"/><text:span text:style-name="T6">|</text:span> (categoriaC x <text:span text:style-name="T6">==</text:span> cat) <text:span text:style-name="T6">&amp;&amp;</text:span> (not (finalizadaC x)) <text:span text:style-name="T5">=</text:span></text:p>
            <text:p text:style-name="P4"><text:s text:c="16"/>(nuevaC (fst (categoriaC x))</text:p>
            <text:p text:style-name="P4"><text:s text:c="24"/>(snd (categoriaC x))</text:p>
            <text:p text:style-name="P4"><text:s text:c="24"/>(boicotearAtletas (participantesC x))) <text:span text:style-name="T4">:</text:span> (boicotearCategorias xs)</text:p>
            <text:p text:style-name="P4"><text:s text:c="12"/><text:span text:style-name="T6">|</text:span> (categoriaC x <text:span text:style-name="T6">==</text:span> cat) <text:span text:style-name="T6">&amp;&amp;</text:span> (finalizadaC x) <text:span text:style-name="T5">=</text:span> </text:p>
            <text:p text:style-name="P4"><text:s text:c="16"/>(finalizarC (nuevaC (fst cat) (snd cat) </text:p>
            <text:p text:style-name="P4"><text:s text:c="36"/>(boicotearAtletas (participantesC x)))</text:p>
            <text:p text:style-name="P4"><text:s text:c="28"/>(boicotearRanking (rankingC x)) </text:p>
            <text:p text:style-name="P4"><text:s text:c="28"/>(boicotearDoping x)) <text:span text:style-name="T4">:</text:span> (boicotearCategorias xs)</text:p>
            <text:p text:style-name="P4"><text:s text:c="12"/><text:span text:style-name="T6">|</text:span> otherwise <text:span text:style-name="T5">=</text:span> x<text:span text:style-name="T4">:</text:span>(boicotearCategorias xs)</text:p>
            <text:p text:style-name="P4"><text:s text:c="10"/>boicotearAtletas <text:span text:style-name="T4">[]</text:span> <text:span text:style-name="T5">=</text:span> <text:span text:style-name="T4">[]</text:span></text:p>
            <text:p text:style-name="P4"><text:s text:c="10"/>boicotearAtletas (x<text:span text:style-name="T4">:</text:span>xs) </text:p>
            <text:p text:style-name="P4"><text:s text:c="12"/><text:span text:style-name="T6">|</text:span> nacionalidadA x <text:span text:style-name="T6">==</text:span> p <text:span text:style-name="T5">=</text:span> boicotearAtletas xs</text:p>
            <text:p text:style-name="P4"><text:s text:c="12"/><text:span text:style-name="T6">|</text:span> otherwise <text:s text:c="11"/><text:span text:style-name="T5">=</text:span> x<text:span text:style-name="T4">:</text:span>(boicotearAtletas xs)</text:p>
            <text:p text:style-name="P4"><text:s text:c="10"/>boicotearRanking xs <text:span text:style-name="T5">=</text:span> ciaNumbers (boicotearAtletas xs)</text:p>
            <text:p text:style-name="P4"><text:s text:c="10"/>ciaNumbers <text:span text:style-name="T4">[]</text:span> <text:span text:style-name="T5">=</text:span> <text:span text:style-name="T4">[]</text:span></text:p>
            <text:p text:style-name="P4"><text:s text:c="10"/>ciaNumbers (x<text:span text:style-name="T4">:</text:span>xs) <text:span text:style-name="T5">=</text:span> (ciaNumberA x)<text:span text:style-name="T4">:</text:span>(ciaNumbers xs)</text:p>
            <text:p text:style-name="P4"><text:s text:c="10"/>boicotearDoping c <text:span text:style-name="T5">=</text:span> tuplasDoping (boicotearAtletas (lesTocoControlAntiDopingC c)) c</text:p>
            <text:p text:style-name="P4"><text:s text:c="10"/>tuplasDoping <text:span text:style-name="T4">[]</text:span> <text:span text:style-name="T1">_</text:span> <text:span text:style-name="T5">=</text:span> <text:span text:style-name="T4">[]</text:span></text:p>
            <text:p text:style-name="P4"><text:s text:c="10"/>tuplasDoping (x<text:span text:style-name="T4">:</text:span>xs) c <text:span text:style-name="T5">=</text:span> (ciaNumberA x, leDioPositivoC c x)<text:span text:style-name="T4">:</text:span>(tuplasDoping xs c)</text:p>
            <text:p text:style-name="P4"><text:s text:c="10"/>cantAtletasBoicoteados <text:span text:style-name="T5">=</text:span> contarBoicoteados (categoriaBoicoteada (categorias <text:span text:style-name="T6">1</text:span>))</text:p>
            <text:p text:style-name="P4"><text:s text:c="10"/>categorias d</text:p>
            <text:p text:style-name="P4"><text:s text:c="12"/><text:span text:style-name="T6">|</text:span> d <text:span text:style-name="T6">&lt;</text:span> cantDiasJ j <text:span text:style-name="T5">=</text:span> (cronogramaJ j d) <text:span text:style-name="T6">++</text:span> (categorias (d <text:span text:style-name="T6">+</text:span> <text:span text:style-name="T6">1</text:span>))</text:p>
            <text:p text:style-name="P4"><text:s text:c="12"/><text:span text:style-name="T6">|</text:span> otherwise <text:s text:c="6"/><text:span text:style-name="T5">=</text:span> <text:s/>cronogramaJ j d</text:p>
            <text:p text:style-name="P4"><text:s text:c="10"/>categoriaBoicoteada (x<text:span text:style-name="T4">:</text:span>xs) </text:p>
            <text:p text:style-name="P4"><text:s text:c="12"/><text:span text:style-name="T6">|</text:span> categoriaC x <text:span text:style-name="T6">==</text:span> cat <text:span text:style-name="T5">=</text:span> x</text:p>
            <text:p text:style-name="P4"><text:s text:c="12"/><text:span text:style-name="T6">|</text:span> otherwise <text:s text:c="10"/><text:span text:style-name="T5">=</text:span> categoriaBoicoteada xs <text:s text:c="11"/></text:p>
            <text:p text:style-name="P4"><text:s text:c="10"/>contarBoicoteados x <text:span text:style-name="T5">=</text:span> (length (participantesC x)) <text:span text:style-name="T6">-</text:span></text:p>
            <text:p text:style-name="P4"><text:s text:c="32"/>(length (boicotearAtletas (participantesC x)))</text:p>
            <text:p text:style-name="P4"/>
            <text:p text:style-name="P3">-------------------------------------------------------------------------------</text:p>
            <text:p text:style-name="P3">-- Fin de boicotPorDisciplinaJ ------------------------------------------------</text:p>
            <text:p text:style-name="P3">-------------------------------------------------------------------------------</text:p>
            <text:p text:style-name="P4"/>
            <text:p text:style-name="P4"/>
            <text:p text:style-name="P3">-------------------------------------------------------------------------------</text:p>
            <text:p text:style-name="P3">-- losMasFracasadosJ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losMasFracasadosJ</text:span> <text:span text:style-name="T5">::</text:span> <text:span text:style-name="T4">JJOO</text:span> <text:span text:style-name="T5">-&gt;</text:span> <text:span text:style-name="T4">Pais</text:span> <text:span text:style-name="T5">-&gt;</text:span> [<text:span text:style-name="T4">Atleta</text:span>]</text:p>
            <text:p text:style-name="P4"><text:span text:style-name="T2">losMasFracasadosJ</text:span> j p <text:span text:style-name="T5">=</text:span> noGanaronMedallas (losMasParticipantes atletasDelPais)</text:p>
            <text:p text:style-name="P4"><text:s text:c="4"/><text:span text:style-name="T1">where</text:span> noGanaronMedallas <text:span text:style-name="T4">[]</text:span> <text:span text:style-name="T5">=</text:span> <text:span text:style-name="T4">[]</text:span></text:p>
            <text:p text:style-name="P4"><text:s text:c="10"/>noGanaronMedallas (x<text:span text:style-name="T4">:</text:span>xs)</text:p>
            <text:p text:style-name="P4"><text:s text:c="12"/><text:span text:style-name="T6">|</text:span> ganoMedallas x <text:span text:style-name="T5">=</text:span> noGanaronMedallas xs</text:p>
            <text:p text:style-name="P4"><text:s text:c="12"/><text:span text:style-name="T6">|</text:span> otherwise <text:s text:c="5"/><text:span text:style-name="T5">=</text:span> x<text:span text:style-name="T4">:</text:span>(noGanaronMedallas xs)</text:p>
            <text:p text:style-name="P4"><text:s text:c="10"/>ganoMedallas a <text:span text:style-name="T5">=</text:span> elem (ciaNumberA a) (ciaNumbers ((medallistas <text:span text:style-name="T6">0</text:span> j) <text:span text:style-name="T6">++</text:span></text:p>
            <text:p text:style-name="P4"><text:s text:c="60"/>(medallistas <text:span text:style-name="T6">1</text:span> j) <text:span text:style-name="T6">++</text:span></text:p>
            <text:p text:style-name="P4"><text:s text:c="60"/>(medallistas <text:span text:style-name="T6">2</text:span> j)))</text:p>
            <text:p text:style-name="P4"><text:s text:c="10"/>losMasParticipantes <text:span text:style-name="T4">[]</text:span> <text:span text:style-name="T5">=</text:span> <text:span text:style-name="T4">[]</text:span></text:p>
            <text:p text:style-name="P4"><text:s text:c="10"/>losMasParticipantes xs <text:span text:style-name="T5">=</text:span> obtenerLosMasParticipantes xs xs</text:p>
            <text:p text:style-name="P4"><text:s text:c="10"/>obtenerLosMasParticipantes <text:span text:style-name="T4">[]</text:span> <text:span text:style-name="T1">_</text:span> <text:s text:c="5"/><text:span text:style-name="T5">=</text:span> <text:span text:style-name="T4">[]</text:span></text:p>
            <text:p text:style-name="P4"><text:s text:c="10"/>obtenerLosMasParticipantes (x<text:span text:style-name="T4">:</text:span>xs) ys</text:p>
            <text:p text:style-name="P4"><text:s text:c="12"/><text:span text:style-name="T6">|</text:span> esMasParticipante x ys <text:span text:style-name="T5">=</text:span> x<text:span text:style-name="T4">:</text:span>(obtenerLosMasParticipantes xs ys)</text:p>
            <text:p text:style-name="P4"><text:s text:c="12"/><text:span text:style-name="T6">|</text:span> otherwise <text:s text:c="13"/><text:span text:style-name="T5">=</text:span> obtenerLosMasParticipantes xs ys</text:p>
            <text:p text:style-name="P4"><text:s text:c="10"/>esMasParticipante <text:span text:style-name="T1">_</text:span> <text:span text:style-name="T4">[]</text:span> <text:span text:style-name="T5">=</text:span> <text:span text:style-name="T4">True</text:span></text:p>
            <text:p text:style-name="P4"><text:s text:c="10"/>esMasParticipante w (x<text:span text:style-name="T4">:</text:span>xs) <text:span text:style-name="T5">=</text:span></text:p>
            <text:p text:style-name="P4"><text:s text:c="16"/>((participacion w competencias) <text:span text:style-name="T6">&gt;=</text:span> (participacion x competencias)) <text:span text:style-name="T6">&amp;&amp;</text:span></text:p>
            <text:p text:style-name="P4"><text:soft-page-break/><text:s text:c="16"/>(esMasParticipante w xs)</text:p>
            <text:p text:style-name="P4"><text:s text:c="10"/>competencias <text:span text:style-name="T5">=</text:span> obtenerCompetencias <text:span text:style-name="T6">1</text:span></text:p>
            <text:p text:style-name="P4"><text:s text:c="10"/>obtenerCompetencias d</text:p>
            <text:p text:style-name="P4"><text:s text:c="12"/><text:span text:style-name="T6">|</text:span> d <text:span text:style-name="T6">&lt;=</text:span> cantDiasJ j <text:span text:style-name="T5">=</text:span> (cronogramaJ j d) <text:span text:style-name="T6">++</text:span> (obtenerCompetencias (d <text:span text:style-name="T6">+</text:span> <text:span text:style-name="T6">1</text:span>))</text:p>
            <text:p text:style-name="P4"><text:s text:c="12"/><text:span text:style-name="T6">|</text:span> otherwise <text:s text:c="7"/><text:span text:style-name="T5">=</text:span> <text:span text:style-name="T4">[]</text:span></text:p>
            <text:p text:style-name="P4"><text:s text:c="10"/>participacion <text:span text:style-name="T1">_</text:span> <text:span text:style-name="T4">[]</text:span> <text:span text:style-name="T5">=</text:span> <text:span text:style-name="T6">0</text:span></text:p>
            <text:p text:style-name="P4"><text:s text:c="10"/>participacion a (x<text:span text:style-name="T4">:</text:span>xs)</text:p>
            <text:p text:style-name="P4"><text:s text:c="12"/><text:span text:style-name="T6">|</text:span> elem (ciaNumberA a) (ciaNumbers (participantesC x)) <text:span text:style-name="T5">=</text:span> <text:span text:style-name="T6">1</text:span> <text:span text:style-name="T6">+</text:span> (participacion a xs)</text:p>
            <text:p text:style-name="P4"><text:s text:c="12"/><text:span text:style-name="T6">|</text:span> otherwise <text:s text:c="42"/><text:span text:style-name="T5">=</text:span> participacion a xs</text:p>
            <text:p text:style-name="P4"><text:s text:c="10"/>atletasDelPais <text:span text:style-name="T5">=</text:span> obtenerAtletasDelPais (atletasJ j)</text:p>
            <text:p text:style-name="P4"><text:s text:c="10"/>obtenerAtletasDelPais <text:span text:style-name="T4">[]</text:span> <text:span text:style-name="T5">=</text:span> <text:span text:style-name="T4">[]</text:span></text:p>
            <text:p text:style-name="P4"><text:s text:c="10"/>obtenerAtletasDelPais (x<text:span text:style-name="T4">:</text:span>xs)</text:p>
            <text:p text:style-name="P4"><text:s text:c="12"/><text:span text:style-name="T6">|</text:span> nacionalidadA x <text:span text:style-name="T6">==</text:span> p <text:span text:style-name="T5">=</text:span> x<text:span text:style-name="T4">:</text:span>(obtenerAtletasDelPais xs)</text:p>
            <text:p text:style-name="P4"><text:s text:c="12"/><text:span text:style-name="T6">|</text:span> otherwise <text:s text:c="11"/><text:span text:style-name="T5">=</text:span> obtenerAtletasDelPais xs</text:p>
            <text:p text:style-name="P4"><text:s text:c="10"/>ciaNumbers <text:span text:style-name="T4">[]</text:span> <text:span text:style-name="T5">=</text:span> <text:span text:style-name="T4">[]</text:span></text:p>
            <text:p text:style-name="P4"><text:s text:c="10"/>ciaNumbers (x<text:span text:style-name="T4">:</text:span>xs) <text:span text:style-name="T5">=</text:span> (ciaNumberA x)<text:span text:style-name="T4">:</text:span>(ciaNumbers xs)</text:p>
            <text:p text:style-name="P4"/>
            <text:p text:style-name="P3">-------------------------------------------------------------------------------</text:p>
            <text:p text:style-name="P3">-- Fin de losMasFracasadosJ ---------------------------------------------------</text:p>
            <text:p text:style-name="P3">-------------------------------------------------------------------------------</text:p>
            <text:p text:style-name="P4"/>
            <text:p text:style-name="P4"/>
            <text:p text:style-name="P3">-------------------------------------------------------------------------------</text:p>
            <text:p text:style-name="P3">-- liuSongJ --------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liuSongJ</text:span> <text:span text:style-name="T5">::</text:span> <text:span text:style-name="T4">JJOO</text:span> <text:span text:style-name="T5">-&gt;</text:span> <text:span text:style-name="T4">Atleta</text:span> <text:span text:style-name="T5">-&gt;</text:span> <text:span text:style-name="T4">Pais</text:span> <text:span text:style-name="T5">-&gt;</text:span> <text:span text:style-name="T4">JJOO</text:span></text:p>
            <text:p text:style-name="P4"><text:span text:style-name="T2">liuSongJ</text:span> (<text:span text:style-name="T4">J</text:span> anio atletas d) liu p <text:span text:style-name="T5">=</text:span> (<text:span text:style-name="T4">J</text:span> anio (cambiarAtletas atletas liu p) d)</text:p>
            <text:p text:style-name="P4"><text:span text:style-name="T2">liuSongJ</text:span> (<text:span text:style-name="T4">NuevoDia</text:span> cs j) liu p <text:s text:c="3"/><text:span text:style-name="T5">=</text:span> (<text:span text:style-name="T4">NuevoDia</text:span> (cambiarCompetencias cs liu p) (liuSongJ j liu p))</text:p>
            <text:p text:style-name="P4"/>
            <text:p text:style-name="P4"><text:span text:style-name="T2">cambiarAtletas</text:span> <text:span text:style-name="T5">::</text:span> [<text:span text:style-name="T4">Atleta</text:span>] <text:span text:style-name="T5">-&gt;</text:span> <text:span text:style-name="T4">Atleta</text:span> <text:span text:style-name="T5">-&gt;</text:span> <text:span text:style-name="T4">Pais</text:span> <text:span text:style-name="T5">-&gt;</text:span> [<text:span text:style-name="T4">Atleta</text:span>]</text:p>
            <text:p text:style-name="P4"><text:span text:style-name="T2">cambiarAtletas</text:span> <text:span text:style-name="T4">[]</text:span> <text:span text:style-name="T1">_</text:span> <text:span text:style-name="T1">_</text:span> <text:span text:style-name="T5">=</text:span> <text:span text:style-name="T4">[]</text:span></text:p>
            <text:p text:style-name="P4"><text:span text:style-name="T2">cambiarAtletas</text:span> (x<text:span text:style-name="T4">:</text:span>xs) liu p</text:p>
            <text:p text:style-name="P4"><text:s text:c="8"/><text:span text:style-name="T6">|</text:span> ciaNumberA x <text:span text:style-name="T6">==</text:span> ciaNumberA liu <text:span text:style-name="T5">=</text:span> nacionalizarLiu<text:span text:style-name="T4">:</text:span>(cambiarAtletas xs liu p)</text:p>
            <text:p text:style-name="P4"><text:s text:c="8"/><text:span text:style-name="T6">|</text:span> otherwise <text:s text:c="21"/><text:span text:style-name="T5">=</text:span> x<text:span text:style-name="T4">:</text:span>(cambiarAtletas xs liu p)</text:p>
            <text:p text:style-name="P4"><text:s text:c="4"/><text:span text:style-name="T1">where</text:span> nacionalizarLiu <text:s text:c="15"/><text:span text:style-name="T5">=</text:span> entrenarLiu nuevoLiu (deportesA liu)</text:p>
            <text:p text:style-name="P4"><text:s text:c="10"/>nuevoLiu <text:s text:c="22"/><text:span text:style-name="T5">=</text:span> (nuevoA (nombreA liu) (sexoA liu) (anioNacimientoA liu)</text:p>
            <text:p text:style-name="P4"><text:s text:c="51"/>p (ciaNumberA liu))</text:p>
            <text:p text:style-name="P4"><text:s text:c="10"/>entrenarLiu liu' <text:span text:style-name="T4">[]</text:span> <text:s text:c="11"/><text:span text:style-name="T5">=</text:span> liu'</text:p>
            <text:p text:style-name="P4"><text:s text:c="10"/>entrenarLiu liu' (x<text:span text:style-name="T4">:</text:span>xs) <text:s text:c="7"/><text:span text:style-name="T5">=</text:span> entrenarLiu (entrenarDeporteA liu' x (capacidadA liu x)) xs</text:p>
            <text:p text:style-name="P4"/>
            <text:p text:style-name="P4"><text:span text:style-name="T2">cambiarCompetencias</text:span> <text:span text:style-name="T5">::</text:span> [<text:span text:style-name="T4">Competencia</text:span>] <text:span text:style-name="T5">-&gt;</text:span> <text:span text:style-name="T4">Atleta</text:span> <text:span text:style-name="T5">-&gt;</text:span> <text:span text:style-name="T4">Pais</text:span> <text:span text:style-name="T5">-&gt;</text:span> [<text:span text:style-name="T4">Competencia</text:span>]</text:p>
            <text:p text:style-name="P4"><text:span text:style-name="T2">cambiarCompetencias</text:span> <text:span text:style-name="T4">[]</text:span> <text:span text:style-name="T1">_</text:span> <text:span text:style-name="T1">_</text:span><text:span text:style-name="T5">=</text:span> <text:span text:style-name="T4">[]</text:span></text:p>
            <text:p text:style-name="P4"><text:span text:style-name="T2">cambiarCompetencias</text:span> (x<text:span text:style-name="T4">:</text:span>xs) liu p <text:span text:style-name="T5">=</text:span> (cambiarCompetencia x)<text:span text:style-name="T4">:</text:span>(cambiarCompetencias xs liu p)</text:p>
            <text:p text:style-name="P4"><text:s text:c="4"/><text:span text:style-name="T1">where</text:span> cambiarCompetencia c</text:p>
            <text:p text:style-name="P4"><text:s text:c="12"/><text:span text:style-name="T6">|</text:span> finalizadaC c <text:s text:c="11"/><text:span text:style-name="T5">=</text:span> finalizarC (nuevaCompetencia c)</text:p>
            <text:p text:style-name="P4"><text:s text:c="52"/>(ciaNumbers (rankingC c))</text:p>
            <text:p text:style-name="P4"><text:s text:c="52"/>(tuplasDoping c)</text:p>
            <text:p text:style-name="P4"><text:s text:c="12"/><text:span text:style-name="T6">|</text:span> otherwise <text:s text:c="15"/><text:span text:style-name="T5">=</text:span> nuevaCompetencia c</text:p>
            <text:p text:style-name="P4"><text:s text:c="10"/>nuevaCompetencia c <text:s text:c="10"/><text:span text:style-name="T5">=</text:span> (nuevaC (fst (categoriaC c))</text:p>
            <text:p text:style-name="P4"><text:s text:c="49"/>(snd (categoriaC c))</text:p>
            <text:p text:style-name="P4"><text:s text:c="49"/>(cambiarAtletas (participantesC c) liu p))</text:p>
            <text:p text:style-name="P4"><text:s text:c="10"/>ciaNumbers <text:span text:style-name="T4">[]</text:span> <text:s text:c="15"/><text:span text:style-name="T5">=</text:span> <text:span text:style-name="T4">[]</text:span></text:p>
            <text:p text:style-name="P4"><text:s text:c="10"/>ciaNumbers (x<text:span text:style-name="T4">:</text:span>xs) <text:s text:c="11"/><text:span text:style-name="T5">=</text:span> (ciaNumberA x)<text:span text:style-name="T4">:</text:span>(ciaNumbers xs)</text:p>
            <text:p text:style-name="P4"><text:s text:c="10"/>tuplasDoping c <text:s text:c="14"/><text:span text:style-name="T5">=</text:span> obtenerTuplasDoping c (lesTocoControlAntiDopingC c)</text:p>
            <text:p text:style-name="P4"><text:s text:c="10"/>obtenerTuplasDoping c <text:span text:style-name="T4">[]</text:span> <text:s text:c="4"/><text:span text:style-name="T5">=</text:span> <text:span text:style-name="T4">[]</text:span></text:p>
            <text:p text:style-name="P4"><text:s text:c="10"/>obtenerTuplasDoping c (x<text:span text:style-name="T4">:</text:span>xs) <text:span text:style-name="T5">=</text:span> (ciaNumberA x, leDioPositivoC c x)<text:span text:style-name="T4">:</text:span>(obtenerTuplasDoping c xs)</text:p>
            <text:p text:style-name="P4"/>
            <text:p text:style-name="P3">-------------------------------------------------------------------------------</text:p>
            <text:p text:style-name="P3">-- Fin de liuSongJ -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/>
            <text:p text:style-name="P3">-------------------------------------------------------------------------------</text:p>
            <text:p text:style-name="P3">-- uyOrdenadoAsiHayUnPatronJ 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uyOrdenadoAsiHayUnPatronJ</text:span> <text:span text:style-name="T5">::</text:span> <text:span text:style-name="T4">JJOO</text:span> <text:span text:style-name="T5">-&gt;</text:span> <text:span text:style-name="T4">Bool</text:span></text:p>
            <text:p text:style-name="P4"><text:span text:style-name="T2">uyOrdenadoAsiHayUnPatronJ</text:span> juegos <text:span text:style-name="T5">=</text:span> auxUyOrdenadoAsiHayUnPatronJ juegos <text:span text:style-name="T4">[]</text:span></text:p>
            <text:p text:style-name="P4"/>
            <text:p text:style-name="P4"><text:span text:style-name="T2">auxUyOrdenadoAsiHayUnPatronJ</text:span> <text:span text:style-name="T5">::</text:span> <text:span text:style-name="T4">JJOO</text:span> <text:span text:style-name="T5">-&gt;</text:span> [<text:span text:style-name="T4">Pais</text:span>] <text:span text:style-name="T5">-&gt;</text:span> <text:span text:style-name="T4">Bool</text:span></text:p>
            <text:p text:style-name="P4"><text:span text:style-name="T2">auxUyOrdenadoAsiHayUnPatronJ</text:span> (<text:span text:style-name="T4">J</text:span> <text:span text:style-name="T1">_</text:span> <text:span text:style-name="T1">_</text:span> <text:span text:style-name="T1">_</text:span>) lista <text:span text:style-name="T5">=</text:span> (auxExistePatron lista ((length lista) <text:span text:style-name="T6">-</text:span> <text:span text:style-name="T6">1</text:span>)</text:p>
            <text:p text:style-name="P4"><text:s text:c="70"/>((length lista) <text:span text:style-name="T6">-</text:span> <text:span text:style-name="T6">1</text:span>))</text:p>
            <text:p text:style-name="P4"><text:span text:style-name="T2">auxUyOrdenadoAsiHayUnPatronJ</text:span> (<text:span text:style-name="T4">NuevoDia</text:span> competencias juegos) paises</text:p>
            <text:p text:style-name="P4"><text:s text:c="4"/><text:span text:style-name="T6">|</text:span> auxExisteAlgunoConRanking competencias <text:span text:style-name="T5">=</text:span></text:p>
            <text:p text:style-name="P4"><text:s text:c="8"/>auxUyOrdenadoAsiHayUnPatronJ juegos</text:p>
            <text:p text:style-name="P4"><text:s text:c="37"/>((auxMejorPaisEnElDia (auxPaisesGanadoresEnElDia competencias <text:span text:style-name="T4">[]</text:span>)</text:p>
            <text:p text:style-name="P4"><text:s text:c="38"/>(head(auxPaisesGanadoresEnElDia competencias <text:span text:style-name="T4">[]</text:span>)))<text:span text:style-name="T4">:</text:span>paises)</text:p>
            <text:p text:style-name="P4"><text:s text:c="4"/><text:span text:style-name="T6">|</text:span> otherwise <text:span text:style-name="T5">=</text:span> auxUyOrdenadoAsiHayUnPatronJ juegos paises</text:p>
            <text:p text:style-name="P4"><text:soft-page-break/></text:p>
            <text:p text:style-name="P4"><text:span text:style-name="T2">auxExisteAlgunoConRanking</text:span> <text:span text:style-name="T5">::</text:span> [<text:span text:style-name="T4">Competencia</text:span>] <text:span text:style-name="T5">-&gt;</text:span> <text:span text:style-name="T4">Bool</text:span></text:p>
            <text:p text:style-name="P4"><text:span text:style-name="T2">auxExisteAlgunoConRanking</text:span> <text:span text:style-name="T4">[]</text:span> <text:span text:style-name="T5">=</text:span> <text:span text:style-name="T4">False</text:span></text:p>
            <text:p text:style-name="P4"><text:span text:style-name="T2">auxExisteAlgunoConRanking</text:span> (compe<text:span text:style-name="T4">:</text:span>competencias)</text:p>
            <text:p text:style-name="P4"><text:s text:c="4"/><text:span text:style-name="T6">|</text:span> (finalizadaC compe) <text:span text:style-name="T5">=</text:span> ((length (rankingC compe)) <text:span text:style-name="T6">&gt;</text:span> <text:span text:style-name="T6">0</text:span>)</text:p>
            <text:p text:style-name="P4"><text:s text:c="4"/><text:span text:style-name="T6">|</text:span> otherwise <text:s text:c="10"/><text:span text:style-name="T5">=</text:span> auxExisteAlgunoConRanking competencias</text:p>
            <text:p text:style-name="P4"/>
            <text:p text:style-name="P4"><text:span text:style-name="T2">auxMejorPaisEnElDia</text:span> <text:span text:style-name="T5">::</text:span> [(<text:span text:style-name="T4">Pais</text:span>, <text:span text:style-name="T4">Int</text:span>)] <text:span text:style-name="T5">-&gt;</text:span> (<text:span text:style-name="T4">Pais</text:span>, <text:span text:style-name="T4">Int</text:span>) <text:span text:style-name="T5">-&gt;</text:span> <text:span text:style-name="T4">Pais</text:span></text:p>
            <text:p text:style-name="P4"><text:span text:style-name="T2">auxMejorPaisEnElDia</text:span> <text:span text:style-name="T4">[]</text:span> pais <text:span text:style-name="T5">=</text:span> (fst pais)</text:p>
            <text:p text:style-name="P4"><text:span text:style-name="T2">auxMejorPaisEnElDia</text:span> (pais<text:span text:style-name="T4">:</text:span>paises) paisMax </text:p>
            <text:p text:style-name="P4"><text:s text:c="4"/><text:span text:style-name="T6">|</text:span> <text:s/>((snd paisMax) <text:span text:style-name="T6">&gt;</text:span> (snd pais)) <text:span text:style-name="T6">||</text:span></text:p>
            <text:p text:style-name="P4"><text:s text:c="6"/>(((snd paisMax) <text:span text:style-name="T6">==</text:span> (snd pais)) <text:span text:style-name="T6">&amp;&amp;</text:span></text:p>
            <text:p text:style-name="P4"><text:s text:c="7"/>((fst paisMax) <text:span text:style-name="T6">&lt;</text:span> (fst pais))) <text:span text:style-name="T5">=</text:span> auxMejorPaisEnElDia paises paisMax</text:p>
            <text:p text:style-name="P4"><text:s text:c="4"/><text:span text:style-name="T6">|</text:span> otherwise <text:s text:c="21"/><text:span text:style-name="T5">=</text:span> auxMejorPaisEnElDia paises pais</text:p>
            <text:p text:style-name="P4"/>
            <text:p text:style-name="P4"><text:span text:style-name="T2">auxMeterPais</text:span> <text:span text:style-name="T5">::</text:span> [(<text:span text:style-name="T4">Pais</text:span>, <text:span text:style-name="T4">Int</text:span>)] <text:span text:style-name="T5">-&gt;</text:span> <text:span text:style-name="T4">Pais</text:span> <text:span text:style-name="T5">-&gt;</text:span> [(<text:span text:style-name="T4">Pais</text:span>, <text:span text:style-name="T4">Int</text:span>)]</text:p>
            <text:p text:style-name="P4"><text:span text:style-name="T2">auxMeterPais</text:span> <text:span text:style-name="T4">[]</text:span> pais <text:span text:style-name="T5">=</text:span> [(pais,<text:span text:style-name="T6">1</text:span>)]</text:p>
            <text:p text:style-name="P4"><text:span text:style-name="T2">auxMeterPais</text:span> (pais<text:span text:style-name="T4">:</text:span>paises) paisAMeter</text:p>
            <text:p text:style-name="P4"><text:s text:c="4"/><text:span text:style-name="T6">|</text:span> ((fst pais) <text:span text:style-name="T6">==</text:span> paisAMeter) <text:span text:style-name="T5">=</text:span> (fst pais, (snd(pais)<text:span text:style-name="T6">+1</text:span>)) <text:span text:style-name="T4">:</text:span> paises</text:p>
            <text:p text:style-name="P4"><text:s text:c="4"/><text:span text:style-name="T6">|</text:span> otherwise <text:s text:c="17"/><text:span text:style-name="T5">=</text:span> pais <text:span text:style-name="T4">:</text:span> (auxMeterPais paises paisAMeter)</text:p>
            <text:p text:style-name="P4"/>
            <text:p text:style-name="P4"><text:span text:style-name="T2">auxPaisesGanadoresEnElDia</text:span> <text:span text:style-name="T5">::</text:span> [<text:span text:style-name="T4">Competencia</text:span>] <text:span text:style-name="T5">-&gt;</text:span> [(<text:span text:style-name="T4">Pais</text:span>, <text:span text:style-name="T4">Int</text:span>)] <text:span text:style-name="T5">-&gt;</text:span> [(<text:span text:style-name="T4">Pais</text:span>, <text:span text:style-name="T4">Int</text:span>)]</text:p>
            <text:p text:style-name="P4"><text:span text:style-name="T2">auxPaisesGanadoresEnElDia</text:span> <text:span text:style-name="T4">[]</text:span> paises <text:span text:style-name="T5">=</text:span> paises</text:p>
            <text:p text:style-name="P4"><text:span text:style-name="T2">auxPaisesGanadoresEnElDia</text:span> (compe<text:span text:style-name="T4">:</text:span>competencias) paises</text:p>
            <text:p text:style-name="P4"><text:s text:c="4"/><text:span text:style-name="T6">|</text:span> (finalizadaC compe) <text:span text:style-name="T6">&amp;&amp;</text:span> (length (rankingC compe) <text:span text:style-name="T6">&gt;</text:span> <text:span text:style-name="T6">0</text:span>) <text:span text:style-name="T5">=</text:span></text:p>
            <text:p text:style-name="P4"><text:s text:c="12"/>auxPaisesGanadoresEnElDia competencias</text:p>
            <text:p text:style-name="P4"><text:s text:c="38"/>(auxMeterPais paises (nacionalidadA ((rankingC compe) <text:span text:style-name="T6">!!</text:span> <text:span text:style-name="T6">0</text:span>)))</text:p>
            <text:p text:style-name="P4"><text:s text:c="4"/><text:span text:style-name="T6">|</text:span> otherwise <text:span text:style-name="T5">=</text:span> auxPaisesGanadoresEnElDia competencias paises</text:p>
            <text:p text:style-name="P4"/>
            <text:p text:style-name="P4"><text:span text:style-name="T2">auxRecorreYCompara</text:span> <text:span text:style-name="T5">::</text:span> [<text:span text:style-name="T4">Pais</text:span>] <text:span text:style-name="T5">-&gt;</text:span> <text:span text:style-name="T4">Pais</text:span> <text:span text:style-name="T5">-&gt;</text:span> <text:span text:style-name="T4">Pais</text:span> <text:span text:style-name="T5">-&gt;</text:span> <text:span text:style-name="T4">Int</text:span> <text:span text:style-name="T5">-&gt;</text:span> <text:span text:style-name="T4">Int</text:span> <text:span text:style-name="T5">-&gt;</text:span> <text:span text:style-name="T4">Bool</text:span></text:p>
            <text:p text:style-name="P4"><text:span text:style-name="T2">auxRecorreYCompara</text:span> paises paisBuscado paisSiguiente <text:span text:style-name="T6">0</text:span> maximo</text:p>
            <text:p text:style-name="P4"><text:s text:c="4"/><text:span text:style-name="T6">|</text:span> ((paises<text:span text:style-name="T6">!!0</text:span>) <text:span text:style-name="T6">==</text:span> paisBuscado) <text:span text:style-name="T6">&amp;&amp;</text:span> ((paises<text:span text:style-name="T6">!!1</text:span>) <text:span text:style-name="T6">==</text:span> paisSiguiente) <text:span text:style-name="T5">=</text:span> <text:span text:style-name="T4">True</text:span></text:p>
            <text:p text:style-name="P4"><text:s text:c="4"/><text:span text:style-name="T6">|</text:span> otherwise <text:s text:c="53"/><text:span text:style-name="T5">=</text:span> <text:span text:style-name="T4">True</text:span></text:p>
            <text:p text:style-name="P4"/>
            <text:p text:style-name="P4"><text:span text:style-name="T2">auxRecorreYCompara</text:span> paises paisBuscado paisSiguiente indice maximo</text:p>
            <text:p text:style-name="P4"><text:s text:c="4"/><text:span text:style-name="T6">|</text:span> <text:s/>(indice <text:span text:style-name="T6">&lt;</text:span> maximo) <text:span text:style-name="T6">&amp;&amp;</text:span></text:p>
            <text:p text:style-name="P4"><text:s text:c="6"/>((paises<text:span text:style-name="T6">!!</text:span>indice) <text:span text:style-name="T6">==</text:span> paisBuscado) <text:span text:style-name="T5">=</text:span> ((paises<text:span text:style-name="T6">!!</text:span>(indice<text:span text:style-name="T6">+1</text:span>)) <text:span text:style-name="T6">==</text:span> paisSiguiente) <text:span text:style-name="T6">&amp;&amp;</text:span></text:p>
            <text:p text:style-name="P4"><text:s text:c="43"/>(auxRecorreYCompara paises paisBuscado</text:p>
            <text:p text:style-name="P4"><text:s text:c="63"/>paisSiguiente (indice<text:span text:style-name="T6">-1</text:span>) maximo)</text:p>
            <text:p text:style-name="P4"><text:s text:c="4"/><text:span text:style-name="T6">|</text:span> <text:s/>(indice <text:span text:style-name="T6">==</text:span> maximo) <text:span text:style-name="T6">&amp;&amp;</text:span></text:p>
            <text:p text:style-name="P4"><text:s text:c="6"/>((paises<text:span text:style-name="T6">!!</text:span>indice) <text:span text:style-name="T6">==</text:span> paisBuscado) <text:span text:style-name="T5">=</text:span> <text:span text:style-name="T4">True</text:span> <text:span text:style-name="T6">&amp;&amp;</text:span> (auxRecorreYCompara paises paisBuscado</text:p>
            <text:p text:style-name="P4"><text:s text:c="70"/>paisSiguiente (indice<text:span text:style-name="T6">-1</text:span>) maximo)</text:p>
            <text:p text:style-name="P4"><text:s text:c="4"/><text:span text:style-name="T6">|</text:span> otherwise <text:span text:style-name="T5">=</text:span> (auxRecorreYCompara paises paisBuscado paisSiguiente (indice<text:span text:style-name="T6">-1</text:span>) maximo)</text:p>
            <text:p text:style-name="P4"/>
            <text:p text:style-name="P4"><text:span text:style-name="T2">auxExistePatron</text:span> <text:span text:style-name="T5">::</text:span> [<text:span text:style-name="T4">Pais</text:span>] <text:span text:style-name="T5">-&gt;</text:span> <text:span text:style-name="T4">Int</text:span> <text:span text:style-name="T5">-&gt;</text:span> <text:span text:style-name="T4">Int</text:span> <text:span text:style-name="T5">-&gt;</text:span> <text:span text:style-name="T4">Bool</text:span></text:p>
            <text:p text:style-name="P4"><text:span text:style-name="T2">auxExistePatron</text:span> <text:span text:style-name="T4">[]</text:span> <text:span text:style-name="T1">_</text:span> <text:span text:style-name="T1">_</text:span> <text:span text:style-name="T5">=</text:span> <text:span text:style-name="T4">True</text:span></text:p>
            <text:p text:style-name="P4"><text:span text:style-name="T2">auxExistePatron</text:span> [x] <text:span text:style-name="T1">_</text:span> <text:span text:style-name="T1">_</text:span> <text:span text:style-name="T5">=</text:span> <text:span text:style-name="T4">True</text:span></text:p>
            <text:p text:style-name="P4"><text:span text:style-name="T2">auxExistePatron</text:span> [x,y] <text:span text:style-name="T1">_</text:span> <text:span text:style-name="T1">_</text:span> <text:span text:style-name="T5">=</text:span> <text:span text:style-name="T4">True</text:span></text:p>
            <text:p text:style-name="P4"><text:span text:style-name="T2">auxExistePatron</text:span> paises <text:span text:style-name="T6">0</text:span> maximo <text:span text:style-name="T5">=</text:span> auxRecorreYCompara paises (paises<text:span text:style-name="T6">!!0</text:span>) (paises<text:span text:style-name="T6">!!1</text:span>) maximo maximo</text:p>
            <text:p text:style-name="P4"><text:span text:style-name="T2">auxExistePatron</text:span> paises indice maximo</text:p>
            <text:p text:style-name="P4"><text:s text:c="4"/><text:span text:style-name="T6">|</text:span> (indice <text:span text:style-name="T6">==</text:span> maximo) <text:span text:style-name="T5">=</text:span> <text:span text:style-name="T4">True</text:span> <text:span text:style-name="T6">&amp;&amp;</text:span> (auxExistePatron paises (indice<text:span text:style-name="T6">-1</text:span>) maximo)</text:p>
            <text:p text:style-name="P4"><text:s text:c="4"/><text:span text:style-name="T6">|</text:span> otherwise <text:s text:c="9"/><text:span text:style-name="T5">=</text:span> (auxRecorreYCompara paises (paises <text:span text:style-name="T6">!!</text:span> indice)</text:p>
            <text:p text:style-name="P4"><text:s text:c="46"/>(paises <text:span text:style-name="T6">!!</text:span> (indice <text:span text:style-name="T6">+</text:span> <text:span text:style-name="T6">1</text:span>))</text:p>
            <text:p text:style-name="P4"><text:s text:c="47"/>maximo maximo) <text:span text:style-name="T6">&amp;&amp;</text:span> </text:p>
            <text:p text:style-name="P4"><text:s text:c="27"/>(auxExistePatron paises (indice<text:span text:style-name="T6">-1</text:span>) maximo)</text:p>
            <text:p text:style-name="P4"/>
            <text:p text:style-name="P3">-------------------------------------------------------------------------------</text:p>
            <text:p text:style-name="P3">-- Fin de uyOrdenadoAsiHayUnPatronJ -------------------------------------------</text:p>
            <text:p text:style-name="P3">-------------------------------------------------------------------------------</text:p>
            <text:p text:style-name="P4"/>
            <text:p text:style-name="P4"/>
            <text:p text:style-name="P3">-------------------------------------------------------------------------------</text:p>
            <text:p text:style-name="P3">-- stevenBradburyJ -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stevenBradburyJ</text:span> <text:span text:style-name="T5">::</text:span> <text:span text:style-name="T4">JJOO</text:span> <text:span text:style-name="T5">-&gt;</text:span> <text:span text:style-name="T4">Atleta</text:span></text:p>
            <text:p text:style-name="P4"><text:span text:style-name="T2">stevenBradburyJ</text:span> j <text:span text:style-name="T5">=</text:span> buscarElMenosCapaz (tuplasMedallistasCapacidad j)</text:p>
            <text:p text:style-name="P4"><text:s text:c="4"/><text:span text:style-name="T1">where</text:span> buscarElMenosCapaz [x] <text:s text:c="6"/><text:span text:style-name="T5">=</text:span> fst x</text:p>
            <text:p text:style-name="P4"><text:s text:c="10"/>buscarElMenosCapaz (x<text:span text:style-name="T4">:</text:span>xs)</text:p>
            <text:p text:style-name="P4"><text:s text:c="12"/><text:span text:style-name="T6">|</text:span> esElMenosCapaz x (x<text:span text:style-name="T4">:</text:span>xs) <text:s/><text:span text:style-name="T5">=</text:span> fst x</text:p>
            <text:p text:style-name="P4"><text:s text:c="12"/><text:span text:style-name="T6">|</text:span> otherwise <text:s text:c="15"/><text:span text:style-name="T5">=</text:span> buscarElMenosCapaz xs</text:p>
            <text:p text:style-name="P4"><text:s text:c="10"/>esElMenosCapaz <text:span text:style-name="T1">_</text:span> <text:span text:style-name="T4">[]</text:span> <text:s text:c="9"/><text:span text:style-name="T5">=</text:span> <text:span text:style-name="T4">True</text:span> </text:p>
            <text:p text:style-name="P4"><text:s text:c="10"/>esElMenosCapaz a (x<text:span text:style-name="T4">:</text:span>xs) <text:s text:c="5"/><text:span text:style-name="T5">=</text:span> (snd(a) <text:span text:style-name="T6">&lt;=</text:span> snd(x)) <text:span text:style-name="T6">&amp;&amp;</text:span> (esElMenosCapaz a xs)</text:p>
            <text:p text:style-name="P4"><text:s text:c="10"/>tuplasMedallistasCapacidad j <text:span text:style-name="T5">=</text:span> obtenerTuplas (competenciasFinalizadas j)</text:p>
            <text:p text:style-name="P4"><text:s text:c="10"/>obtenerTuplas <text:span text:style-name="T4">[]</text:span> <text:s text:c="12"/><text:span text:style-name="T5">=</text:span> <text:span text:style-name="T4">[]</text:span></text:p>
            <text:p text:style-name="P4"><text:s text:c="10"/>obtenerTuplas (x<text:span text:style-name="T4">:</text:span>xs)</text:p>
            <text:p text:style-name="P4"><text:s text:c="12"/><text:span text:style-name="T6">|</text:span> length (rankingC x) <text:span text:style-name="T6">==</text:span> <text:span text:style-name="T6">0</text:span> <text:span text:style-name="T5">=</text:span> obtenerTuplas xs</text:p>
            <text:p text:style-name="P4"><text:s text:c="12"/><text:span text:style-name="T6">|</text:span> otherwise <text:s text:c="15"/><text:span text:style-name="T5">=</text:span> obtenerTupla x <text:span text:style-name="T4">:</text:span> obtenerTuplas xs</text:p>
            <text:p text:style-name="P4"><text:s text:c="10"/>obtenerTupla x <text:s text:c="14"/><text:span text:style-name="T5">=</text:span> (head (rankingC x), capacidadA (head (rankingC x))</text:p>
            <text:p text:style-name="P4"><text:soft-page-break/><text:s text:c="72"/>(fst (categoriaC x)))</text:p>
            <text:p text:style-name="P4"/>
            <text:p text:style-name="P3">-------------------------------------------------------------------------------</text:p>
            <text:p text:style-name="P3">-- Fin de stevenBradburyJ -----------------------------------------------------</text:p>
            <text:p text:style-name="P3">-------------------------------------------------------------------------------</text:p>
            <text:p text:style-name="P4"/>
            <text:p text:style-name="P4"/>
            <text:p text:style-name="P3">-------------------------------------------------------------------------------</text:p>
            <text:p text:style-name="P3">-- sequiaOlimpicaJ ------------------------------------------------------------</text:p>
            <text:p text:style-name="P3">-------------------------------------------------------------------------------</text:p>
            <text:p text:style-name="P4"/>
            <text:p text:style-name="P4"><text:span text:style-name="T2">sequiaOlimpicaJ</text:span> <text:span text:style-name="T5">::</text:span> <text:span text:style-name="T4">JJOO</text:span> <text:span text:style-name="T5">-&gt;</text:span> [<text:span text:style-name="T4">Pais</text:span>]</text:p>
            <text:p text:style-name="P4"><text:span text:style-name="T2">sequiaOlimpicaJ</text:span> j <text:span text:style-name="T5">=</text:span> buscarMasSecos (obtenerPaises (atletasJ j)) (obtenerPaises (atletasJ j))</text:p>
            <text:p text:style-name="P4"><text:s text:c="4"/><text:span text:style-name="T1">where</text:span> buscarMasSecos <text:span text:style-name="T4">[]</text:span> <text:span text:style-name="T1">_</text:span> <text:span text:style-name="T5">=</text:span> <text:span text:style-name="T4">[]</text:span></text:p>
            <text:p text:style-name="P4"><text:s text:c="10"/>buscarMasSecos [x] <text:span text:style-name="T1">_</text:span> <text:span text:style-name="T5">=</text:span> [x]</text:p>
            <text:p text:style-name="P4"><text:s text:c="10"/>buscarMasSecos (x<text:span text:style-name="T4">:</text:span>xs) paises</text:p>
            <text:p text:style-name="P4"><text:s text:c="14"/><text:span text:style-name="T6">|</text:span> esMasSeco x paises <text:span text:style-name="T5">=</text:span> x<text:span text:style-name="T4">:</text:span>(buscarMasSecos xs paises)</text:p>
            <text:p text:style-name="P4"><text:s text:c="14"/><text:span text:style-name="T6">|</text:span> otherwise <text:s text:c="9"/><text:span text:style-name="T5">=</text:span> buscarMasSecos xs paises</text:p>
            <text:p text:style-name="P4"><text:s text:c="10"/>esMasSeco <text:span text:style-name="T1">_</text:span> <text:span text:style-name="T4">[]</text:span> <text:span text:style-name="T5">=</text:span> <text:span text:style-name="T4">True</text:span></text:p>
            <text:p text:style-name="P4"><text:s text:c="10"/>esMasSeco w (x<text:span text:style-name="T4">:</text:span>xs) <text:span text:style-name="T5">=</text:span> (maxDiasSinGanar w j <text:span text:style-name="T6">&gt;=</text:span> maxDiasSinGanar x j) <text:span text:style-name="T6">&amp;&amp;</text:span></text:p>
            <text:p text:style-name="P4"><text:s text:c="31"/>(esMasSeco w xs)</text:p>
            <text:p text:style-name="P4"><text:s text:c="10"/>obtenerPaises <text:span text:style-name="T4">[]</text:span> <text:span text:style-name="T5">=</text:span> <text:span text:style-name="T4">[]</text:span></text:p>
            <text:p text:style-name="P4"><text:s text:c="10"/>obtenerPaises (x<text:span text:style-name="T4">:</text:span>xs) <text:span text:style-name="T5">=</text:span> sinRepetidos ((nacionalidadA x)<text:span text:style-name="T4">:</text:span>(obtenerPaises xs))</text:p>
            <text:p text:style-name="P4"><text:s text:c="10"/>maxDiasSinGanar p j <text:span text:style-name="T5">=</text:span> buscarMax (calcularDiferencias (jornadas p j))</text:p>
            <text:p text:style-name="P4"><text:s text:c="10"/>jornadas p j<text:span text:style-name="T5">=</text:span> <text:span text:style-name="T6">0</text:span> <text:span text:style-name="T4">:</text:span> (jornadasEnLasQueGano p j) <text:span text:style-name="T6">++</text:span> [jornadaActualJ j]</text:p>
            <text:p text:style-name="P4"><text:s text:c="10"/>calcularDiferencias [x,y] <text:span text:style-name="T5">=</text:span> [y <text:span text:style-name="T6">-</text:span> x]</text:p>
            <text:p text:style-name="P4"><text:s text:c="10"/>calcularDiferencias (x1<text:span text:style-name="T4">:</text:span>x2<text:span text:style-name="T4">:</text:span>xs) <text:span text:style-name="T5">=</text:span> (x2 <text:span text:style-name="T6">-</text:span> x1)<text:span text:style-name="T4">:</text:span>(calcularDiferencias (x2<text:span text:style-name="T4">:</text:span>xs))</text:p>
            <text:p text:style-name="P4"><text:s text:c="10"/>buscarMax [x] <text:span text:style-name="T5">=</text:span> x</text:p>
            <text:p text:style-name="P4"><text:s text:c="10"/>buscarMax (x<text:span text:style-name="T4">:</text:span>xs)</text:p>
            <text:p text:style-name="P4"><text:s text:c="12"/><text:span text:style-name="T6">|</text:span> esMax x xs <text:span text:style-name="T5">=</text:span> x</text:p>
            <text:p text:style-name="P4"><text:s text:c="12"/><text:span text:style-name="T6">|</text:span> otherwise <text:s/><text:span text:style-name="T5">=</text:span> buscarMax xs</text:p>
            <text:p text:style-name="P4"><text:s text:c="10"/>esMax <text:span text:style-name="T1">_</text:span> <text:span text:style-name="T4">[]</text:span> <text:span text:style-name="T5">=</text:span> <text:span text:style-name="T4">True</text:span></text:p>
            <text:p text:style-name="P4"><text:s text:c="10"/>esMax w (x<text:span text:style-name="T4">:</text:span>xs) <text:span text:style-name="T5">=</text:span> (w <text:span text:style-name="T6">&gt;=</text:span> x) <text:span text:style-name="T6">&amp;&amp;</text:span> (esMax w xs)</text:p>
            <text:p text:style-name="P4"/>
            <text:p text:style-name="P4"><text:span text:style-name="T2">jornadasEnLasQueGano</text:span> <text:span text:style-name="T5">::</text:span> <text:span text:style-name="T4">Pais</text:span> <text:span text:style-name="T5">-&gt;</text:span> <text:span text:style-name="T4">JJOO</text:span> <text:span text:style-name="T5">-&gt;</text:span> [<text:span text:style-name="T4">Int</text:span>]</text:p>
            <text:p text:style-name="P4"><text:span text:style-name="T2">jornadasEnLasQueGano</text:span> p j <text:span text:style-name="T5">=</text:span> acumularJornadasEnLasQueGano p <text:span text:style-name="T6">1</text:span> j</text:p>
            <text:p text:style-name="P4"><text:s text:c="4"/><text:span text:style-name="T1">where</text:span> acumularJornadasEnLasQueGano p d j</text:p>
            <text:p text:style-name="P4"><text:s text:c="12"/><text:span text:style-name="T6">|</text:span> d <text:span text:style-name="T6">&gt;</text:span> jornadaActualJ j <text:s text:c="4"/><text:span text:style-name="T5">=</text:span> <text:span text:style-name="T4">[]</text:span></text:p>
            <text:p text:style-name="P4"><text:s text:c="12"/><text:span text:style-name="T6">|</text:span> ganoMedallasEseDia p d j <text:span text:style-name="T5">=</text:span> d<text:span text:style-name="T4">:</text:span>(acumularJornadasEnLasQueGano p (d <text:span text:style-name="T6">+</text:span> <text:span text:style-name="T6">1</text:span>) j)</text:p>
            <text:p text:style-name="P4"><text:s text:c="12"/><text:span text:style-name="T6">|</text:span> otherwise <text:s text:c="15"/><text:span text:style-name="T5">=</text:span> <text:s text:c="3"/>acumularJornadasEnLasQueGano p (d <text:span text:style-name="T6">+</text:span> <text:span text:style-name="T6">1</text:span>) j</text:p>
            <text:p text:style-name="P4"><text:s text:c="10"/>ganoMedallasEseDia p d j <text:span text:style-name="T5">=</text:span> ganoAlgunaMedalla p (filtrarFinalizadas (cronogramaJ j d))</text:p>
            <text:p text:style-name="P4"><text:s text:c="10"/>filtrarFinalizadas <text:span text:style-name="T4">[]</text:span> <text:span text:style-name="T5">=</text:span> <text:span text:style-name="T4">[]</text:span></text:p>
            <text:p text:style-name="P4"><text:s text:c="10"/>filtrarFinalizadas (x<text:span text:style-name="T4">:</text:span>xs)</text:p>
            <text:p text:style-name="P4"><text:s text:c="14"/><text:span text:style-name="T6">|</text:span> finalizadaC x <text:span text:style-name="T5">=</text:span> x<text:span text:style-name="T4">:</text:span>(filtrarFinalizadas xs)</text:p>
            <text:p text:style-name="P4"><text:s text:c="14"/><text:span text:style-name="T6">|</text:span> otherwise <text:s text:c="4"/><text:span text:style-name="T5">=</text:span> filtrarFinalizadas xs</text:p>
            <text:p text:style-name="P4"><text:s text:c="10"/>ganoAlgunaMedalla p <text:span text:style-name="T4">[]</text:span> <text:span text:style-name="T5">=</text:span> <text:span text:style-name="T4">False</text:span></text:p>
            <text:p text:style-name="P4"><text:s text:c="10"/>ganoAlgunaMedalla p (x<text:span text:style-name="T4">:</text:span>xs) <text:span text:style-name="T5">=</text:span> (salioEnPosicion p <text:span text:style-name="T6">1</text:span> x <text:s/><text:span text:style-name="T6">||</text:span></text:p>
            <text:p text:style-name="P4"><text:s text:c="40"/>salioEnPosicion p <text:span text:style-name="T6">2</text:span> x <text:s/><text:span text:style-name="T6">||</text:span></text:p>
            <text:p text:style-name="P4"><text:s text:c="40"/>salioEnPosicion p <text:span text:style-name="T6">3</text:span> x) <text:span text:style-name="T6">||</text:span> ganoAlgunaMedalla p xs</text:p>
            <text:p text:style-name="P4"><text:s text:c="10"/>salioEnPosicion pais pos c <text:span text:style-name="T5">=</text:span> length (rankingC c) <text:span text:style-name="T6">&gt;=</text:span> pos <text:span text:style-name="T6">&amp;&amp;</text:span></text:p>
            <text:p text:style-name="P4"><text:s text:c="39"/>nacionalidadA (rankingC c <text:span text:style-name="T6">!!</text:span> (pos <text:span text:style-name="T6">-</text:span> <text:span text:style-name="T6">1</text:span>)) <text:span text:style-name="T6">==</text:span> pais</text:p>
            <text:p text:style-name="P4"/>
            <text:p text:style-name="P3">-------------------------------------------------------------------------------</text:p>
            <text:p text:style-name="P3">-- Fin de sequiaOlimpicaJ -----------------------------------------------------</text:p>
            <text:p text:style-name="P5">-------------------------------------------------------------------------------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2-05-14T05:25:53</meta:creation-date>
    <dc:date>2012-05-14T05:39:36</dc:date>
    <dc:creator>Leandro </dc:creator>
    <meta:editing-duration>PT3M2S</meta:editing-duration>
    <meta:editing-cycles>2</meta:editing-cycles>
    <meta:generator>LibreOffice/3.5$Linux_X86_64 LibreOffice_project/350m1$Build-2</meta:generator>
    <meta:document-statistic meta:table-count="6" meta:image-count="0" meta:object-count="0" meta:page-count="10" meta:paragraph-count="1240" meta:word-count="4068" meta:character-count="33448" meta:non-whitespace-character-count="25551"/>
  </office:meta>
</office:document-meta>
</file>